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78.99mm"/>
    </style:style>
    <style:style style:name="co3" style:family="table-column">
      <style:table-column-properties fo:break-before="auto" style:column-width="23.71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cluster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genuity Canonical Pathways</text:p>
          </table:table-cell>
          <table:table-cell table:style-name="ce1" office:value-type="string" calcext:value-type="string">
            <text:p><text:s/>-log(p-value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tochondrial Dysfunction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string" calcext:value-type="string">
            <text:p>NDUFV1,ATP5G1,MT-ATP6,ATP5D,ATP5A1,SDHC,NDUFB10,NDUFS1,MT-ND1,ATP5B,MT-CYB,TXN2,COX5A,NDUFS2,NDUFA10,MT-CO3,MT-ND3,VDAC1,OGDH,ATP5G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xidative Phosphorylation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string" calcext:value-type="string">
            <text:p>NDUFV1,MT-ATP6,ATP5G1,ATP5D,ATP5A1,SDHC,NDUFB10,MT-ND1,NDUFS1,ATP5B,MT-CYB,COX5A,NDUFS2,NDUFA10,MT-CO3,MT-ND3,ATP5G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rtuin Signaling Pathway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0.0653" calcext:value-type="float">
            <text:p>0.0653</text:p>
          </table:table-cell>
          <table:table-cell table:style-name="ce1" office:value-type="string" calcext:value-type="string">
            <text:p>TOMM40,PGK1,NDUFV1,MT-ATP6,ATP5G1,ATP5D,ATP5A1,SDHC,NDUFB10,MT-ND1,NDUFS1,SLC25A6,ATP5B,MT-CYB,NDUFS2,NDUFA10,MT-ND3,VDAC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CA Cycle II (Eukaryotic)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string" calcext:value-type="string">
            <text:p>SDHC,MDH2,OGDH,FH,IDH3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partate Degradation II</text:p>
          </table:table-cell>
          <table:table-cell table:style-name="ce1" office:value-type="float" office:value="6.07" calcext:value-type="float">
            <text:p>6.07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string" calcext:value-type="string">
            <text:p>GOT1,MDH2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tamate Degradation II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string" calcext:value-type="string">
            <text:p>GOT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partate Biosynthesis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string" calcext:value-type="string">
            <text:p>GOT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-cysteine Degradation I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OT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olysis I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string" calcext:value-type="string">
            <text:p>PGK1,TPI1,GAPD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coneogenesis I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string" calcext:value-type="string">
            <text:p>PGK1,GAPDH,MDH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ington's Disease Signaling</text:p>
          </table:table-cell>
          <table:table-cell table:style-name="ce1" office:value-type="float" office:value="4.03" calcext:value-type="float">
            <text:p>4.03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string" calcext:value-type="string">
            <text:p>ATP5G1,CAPNS1,ATP5D,ATP5B,ATP5A1,HSPA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enylalanine Degradation IV (Mammalian, via Side Chain)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string" calcext:value-type="string">
            <text:p>GOT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erpathway of Methionine Degradation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0.0541" calcext:value-type="float">
            <text:p>0.0541</text:p>
          </table:table-cell>
          <table:table-cell table:style-name="ce1" office:value-type="string" calcext:value-type="string">
            <text:p>GOT1,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-cysteine Degradation III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OT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DH Repair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string" calcext:value-type="string">
            <text:p>GAPD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-hydroxyproline Degradation I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string" calcext:value-type="string">
            <text:p>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yloid Process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392" calcext:value-type="float">
            <text:p>0.0392</text:p>
          </table:table-cell>
          <table:table-cell table:style-name="ce1" office:value-type="string" calcext:value-type="string">
            <text:p>CAPNS1,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CHK Proteins in Cell Cycle Checkpoint Control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0.0351" calcext:value-type="float">
            <text:p>0.0351</text:p>
          </table:table-cell>
          <table:table-cell table:style-name="ce1" office:value-type="string" calcext:value-type="string">
            <text:p>PPP2R5D,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uction of Apoptosis by HIV1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0.0328" calcext:value-type="float">
            <text:p>0.0328</text:p>
          </table:table-cell>
          <table:table-cell table:style-name="ce1" office:value-type="string" calcext:value-type="string">
            <text:p>SLC25A6,SLC25A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-ketoglutarate Dehydrogenase Complex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OGD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crose Degradation V (Mammalian)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string" calcext:value-type="string">
            <text:p>TP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togenesis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tolysis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moylation Pathway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0.0208" calcext:value-type="float">
            <text:p>0.0208</text:p>
          </table:table-cell>
          <table:table-cell table:style-name="ce1" office:value-type="string" calcext:value-type="string">
            <text:p>GDI2,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TLA4 Signaling in Cytotoxic T Lymphocytes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202" calcext:value-type="float">
            <text:p>0.0202</text:p>
          </table:table-cell>
          <table:table-cell table:style-name="ce1" office:value-type="string" calcext:value-type="string">
            <text:p>PPP2R5D,AP2B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valonate Pathway I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0769" calcext:value-type="float">
            <text:p>0.0769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NA Double-Strand Break Repair by Homologous Recombination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0.0714" calcext:value-type="float">
            <text:p>0.0714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oleucine Degradation I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0.0714" calcext:value-type="float">
            <text:p>0.0714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taryl-CoA Degradation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0.0667" calcext:value-type="float">
            <text:p>0.0667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smatch Repair in Eukaryotes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erpathway of Geranylgeranyldiphosphate Biosynthesis I (via Mevalonate)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.0588" calcext:value-type="float">
            <text:p>0.0588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line Degradation I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0.0556" calcext:value-type="float">
            <text:p>0.0556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urity Onset Diabetes of Young (MODY) Signaling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0476" calcext:value-type="float">
            <text:p>0.0476</text:p>
          </table:table-cell>
          <table:table-cell table:style-name="ce1" office:value-type="string" calcext:value-type="string">
            <text:p>GAPD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tathione Redox Reactions I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0417" calcext:value-type="float">
            <text:p>0.0417</text:p>
          </table:table-cell>
          <table:table-cell table:style-name="ce1" office:value-type="string" calcext:value-type="string">
            <text:p>PRDX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yptophan Degradation III (Eukaryotic)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0417" calcext:value-type="float">
            <text:p>0.0417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pid Antigen Presentation by CD1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string" calcext:value-type="string">
            <text:p>AP2B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erpathway of Cholesterol Biosynthesis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0357" calcext:value-type="float">
            <text:p>0.0357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dosterone Signaling in Epithelial Cells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0.0119" calcext:value-type="float">
            <text:p>0.0119</text:p>
          </table:table-cell>
          <table:table-cell table:style-name="ce1" office:value-type="string" calcext:value-type="string">
            <text:p>HSPA9,DNAJC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tty Acid β-oxidation I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0312" calcext:value-type="float">
            <text:p>0.0312</text:p>
          </table:table-cell>
          <table:table-cell table:style-name="ce1" office:value-type="string" calcext:value-type="string">
            <text:p>HADH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t/β-catenin Signaling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string" calcext:value-type="string">
            <text:p>PPP2R5D,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ucleotide Excision Repair Pathway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0286" calcext:value-type="float">
            <text:p>0.0286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l Cycle Regulation by BTG Family Proteins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RF2-mediated Oxidative Stress Response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0104" calcext:value-type="float">
            <text:p>0.0104</text:p>
          </table:table-cell>
          <table:table-cell table:style-name="ce1" office:value-type="string" calcext:value-type="string">
            <text:p>DNAJA3,DNAJC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athrin-mediated Endocytosis Signaling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0101" calcext:value-type="float">
            <text:p>0.0101</text:p>
          </table:table-cell>
          <table:table-cell table:style-name="ce1" office:value-type="string" calcext:value-type="string">
            <text:p>AP2B1,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NOS Signaling in Neurons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0213" calcext:value-type="float">
            <text:p>0.0213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cylglycerol Degradation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1" office:value-type="string" calcext:value-type="string">
            <text:p>PRDX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folded protein response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0182" calcext:value-type="float">
            <text:p>0.0182</text:p>
          </table:table-cell>
          <table:table-cell table:style-name="ce1" office:value-type="string" calcext:value-type="string">
            <text:p>HSPA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l Cycle Control of Chromosomal Replication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0179" calcext:value-type="float">
            <text:p>0.0179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gulation of Cellular Mechanics by Calpain Protease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0175" calcext:value-type="float">
            <text:p>0.0175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-2 Signaling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0156" calcext:value-type="float">
            <text:p>0.0156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totic Roles of Polo-Like Kinase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0152" calcext:value-type="float">
            <text:p>0.0152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GF Signaling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0147" calcext:value-type="float">
            <text:p>0.0147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in Ubiquitination Pathway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00755" calcext:value-type="float">
            <text:p>0.00755</text:p>
          </table:table-cell>
          <table:table-cell table:style-name="ce1" office:value-type="string" calcext:value-type="string">
            <text:p>HSPA9,DNAJC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A Receptor Signaling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0145" calcext:value-type="float">
            <text:p>0.0145</text:p>
          </table:table-cell>
          <table:table-cell table:style-name="ce1" office:value-type="string" calcext:value-type="string">
            <text:p>AP2B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ran Sulfate Biosynthesis (Late Stages)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0133" calcext:value-type="float">
            <text:p>0.0133</text:p>
          </table:table-cell>
          <table:table-cell table:style-name="ce1" office:value-type="string" calcext:value-type="string">
            <text:p>PRDX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pamine Receptor Signaling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BRCA1 in DNA Damage Response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0125" calcext:value-type="float">
            <text:p>0.0125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yclins and Cell Cycle Regulation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0125" calcext:value-type="float">
            <text:p>0.012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ran Sulfate Biosynthesis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0122" calcext:value-type="float">
            <text:p>0.0122</text:p>
          </table:table-cell>
          <table:table-cell table:style-name="ce1" office:value-type="string" calcext:value-type="string">
            <text:p>PRDX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l Cell Carcinoma Signaling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string" calcext:value-type="string">
            <text:p>F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PPO signaling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0115" calcext:value-type="float">
            <text:p>0.011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poptosis Signaling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GF Signaling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ramide Signaling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ute Myeloid Leukemia Signaling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string" calcext:value-type="string">
            <text:p>IDH3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M Signaling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DK5 Signaling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0101" calcext:value-type="float">
            <text:p>0.0101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K Signaling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0101" calcext:value-type="float">
            <text:p>0.0101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 Entry via Endocytic Pathways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0098" calcext:value-type="float">
            <text:p>0.0098</text:p>
          </table:table-cell>
          <table:table-cell table:style-name="ce1" office:value-type="string" calcext:value-type="string">
            <text:p>AP2B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F-1 Signaling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00943" calcext:value-type="float">
            <text:p>0.00943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yotrophic Lateral Sclerosis Signaling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00901" calcext:value-type="float">
            <text:p>0.00901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lomerase Signaling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00901" calcext:value-type="float">
            <text:p>0.00901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ioma Signaling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00877" calcext:value-type="float">
            <text:p>0.00877</text:p>
          </table:table-cell>
          <table:table-cell table:style-name="ce1" office:value-type="string" calcext:value-type="string">
            <text:p>IDH3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TEN Signaling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0084" calcext:value-type="float">
            <text:p>0.0084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3K/AKT Signaling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trogen Receptor Signaling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00781" calcext:value-type="float">
            <text:p>0.00781</text:p>
          </table:table-cell>
          <table:table-cell table:style-name="ce1" office:value-type="string" calcext:value-type="string">
            <text:p>PHB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-6 Signaling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00781" calcext:value-type="float">
            <text:p>0.00781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70S6K Signaling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00758" calcext:value-type="float">
            <text:p>0.0075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ac β-adrenergic Signaling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00714" calcext:value-type="float">
            <text:p>0.00714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reditary Breast Cancer Signaling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00694" calcext:value-type="float">
            <text:p>0.00694</text:p>
          </table:table-cell>
          <table:table-cell table:style-name="ce1" office:value-type="string" calcext:value-type="string">
            <text:p>RP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-myo-inositol (1,4,5,6)-Tetrakisphosphate Biosynthesis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00694" calcext:value-type="float">
            <text:p>0.00694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-myo-inositol (3,4,5,6)-tetrakisphosphate Biosynthesis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00694" calcext:value-type="float">
            <text:p>0.00694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aptic Long Term Depression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0676" calcext:value-type="float">
            <text:p>0.00676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agosome Maturation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0676" calcext:value-type="float">
            <text:p>0.00676</text:p>
          </table:table-cell>
          <table:table-cell table:style-name="ce1" office:value-type="string" calcext:value-type="string">
            <text:p>PRDX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gulation of eIF4 and p70S6K Signaling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00637" calcext:value-type="float">
            <text:p>0.00637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-phosphoinositide Degradation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00633" calcext:value-type="float">
            <text:p>0.00633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-myo-inositol-5-phosphate Metabolism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00617" calcext:value-type="float">
            <text:p>0.00617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pamine-DARPP32 Feedback in cAMP Signaling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ght Junction Signaling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00599" calcext:value-type="float">
            <text:p>0.00599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OS Signaling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00581" calcext:value-type="float">
            <text:p>0.00581</text:p>
          </table:table-cell>
          <table:table-cell table:style-name="ce1" office:value-type="string" calcext:value-type="string">
            <text:p>HSPA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hoGDI Signaling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00565" calcext:value-type="float">
            <text:p>0.00565</text:p>
          </table:table-cell>
          <table:table-cell table:style-name="ce1" office:value-type="string" calcext:value-type="string">
            <text:p>GDI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PARα/RXRα Activation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00556" calcext:value-type="float">
            <text:p>0.00556</text:p>
          </table:table-cell>
          <table:table-cell table:style-name="ce1" office:value-type="string" calcext:value-type="string">
            <text:p>GOT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F-κB Signaling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00552" calcext:value-type="float">
            <text:p>0.00552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R Activation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00526" calcext:value-type="float">
            <text:p>0.00526</text:p>
          </table:table-cell>
          <table:table-cell table:style-name="ce1" office:value-type="string" calcext:value-type="string">
            <text:p>CSNK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duction of Nitric Oxide and Reactive Oxygen Species in Macrophages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00515" calcext:value-type="float">
            <text:p>0.0051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K Signaling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00508" calcext:value-type="float">
            <text:p>0.0050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-phosphoinositide Biosynthesis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K/MAPK Signaling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TOR Signaling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00498" calcext:value-type="float">
            <text:p>0.0049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east Cancer Regulation by Stathmin1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00488" calcext:value-type="float">
            <text:p>0.00488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PK Signaling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00463" calcext:value-type="float">
            <text:p>0.00463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grin Signaling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0457" calcext:value-type="float">
            <text:p>0.00457</text:p>
          </table:table-cell>
          <table:table-cell table:style-name="ce1" office:value-type="string" calcext:value-type="string">
            <text:p>CAPNS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IF2 Signaling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00452" calcext:value-type="float">
            <text:p>0.00452</text:p>
          </table:table-cell>
          <table:table-cell table:style-name="ce1" office:value-type="string" calcext:value-type="string">
            <text:p>RPL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erpathway of Inositol Phosphate Compounds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00426" calcext:value-type="float">
            <text:p>0.00426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nobiotic Metabolism Signaling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00345" calcext:value-type="float">
            <text:p>0.00345</text:p>
          </table:table-cell>
          <table:table-cell table:style-name="ce1" office:value-type="string" calcext:value-type="string">
            <text:p>PPP2R5D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2" table:style-name="ta2">
        <office:forms form:automatic-focus="false" form:apply-design-mode="false"/>
        <table:table-column table:style-name="co2" table:default-cell-style-name="ce1"/>
        <table:table-column table:style-name="co1" table:number-columns-repeated="1023" table:default-cell-style-name="Default"/>
        <table:table-row table:style-name="ro1">
          <table:table-cell table:style-name="ce2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genuity Canonical Pathways</text:p>
          </table:table-cell>
          <table:table-cell table:style-name="ce2" office:value-type="string" calcext:value-type="string">
            <text:p><text:s/>-log(p-value)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ntose Phosphate Pathway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0.364" calcext:value-type="float">
            <text:p>0.364</text:p>
          </table:table-cell>
          <table:table-cell table:style-name="ce2" office:value-type="string" calcext:value-type="string">
            <text:p>PGD,TKT,TALDO1,G6P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c Kinase Signaling</text:p>
          </table:table-cell>
          <table:table-cell table:style-name="ce3" office:value-type="float" office:value="5.73" calcext:value-type="float">
            <text:p>5.73</text:p>
          </table:table-cell>
          <table:table-cell table:style-name="ce3" office:value-type="float" office:value="0.0588" calcext:value-type="float">
            <text:p>0.0588</text:p>
          </table:table-cell>
          <table:table-cell table:style-name="ce3" office:value-type="string" calcext:value-type="string">
            <text:p>BTK,TNFRSF21,PIK3CG,MS4A2,FCER1A,PIK3R5,PIK3R6,HCK,GNG13,FGR</text:p>
          </table:table-cell>
          <table:table-cell table:style-name="ce4" table:number-columns-repeated="1019"/>
          <table:table-cell/>
        </table:table-row>
        <table:table-row table:style-name="ro1">
          <table:table-cell table:style-name="ce3" office:value-type="string" calcext:value-type="string">
            <text:p>Th2 Pathway</text:p>
          </table:table-cell>
          <table:table-cell table:style-name="ce3" office:value-type="float" office:value="5.28" calcext:value-type="float">
            <text:p>5.2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string" calcext:value-type="string">
            <text:p>CCR3,IL17RB,IL1RL1,PIK3CG,PIK3R5,PIK3R6,IL2RA,CRLF2,IL13</text:p>
          </table:table-cell>
          <table:table-cell table:style-name="ce4" table:number-columns-repeated="1019"/>
          <table:table-cell/>
        </table:table-row>
        <table:table-row table:style-name="ro1">
          <table:table-cell table:style-name="ce3" office:value-type="string" calcext:value-type="string">
            <text:p>Th1 and Th2 Activation Pathway</text:p>
          </table:table-cell>
          <table:table-cell table:style-name="ce3" office:value-type="float" office:value="4.55" calcext:value-type="float">
            <text:p>4.55</text:p>
          </table:table-cell>
          <table:table-cell table:style-name="ce3" office:value-type="float" office:value="0.0486" calcext:value-type="float">
            <text:p>0.0486</text:p>
          </table:table-cell>
          <table:table-cell table:style-name="ce3" office:value-type="string" calcext:value-type="string">
            <text:p>CCR3,IL17RB,IL1RL1,PIK3CG,PIK3R5,PIK3R6,IL2RA,CRLF2,IL13</text:p>
          </table:table-cell>
          <table:table-cell table:style-name="ce4" table:number-columns-repeated="1019"/>
          <table:table-cell/>
        </table:table-row>
        <table:table-row table:style-name="ro1">
          <table:table-cell table:style-name="ce3" office:value-type="string" calcext:value-type="string">
            <text:p>GM-CSF Signaling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0.0822" calcext:value-type="float">
            <text:p>0.0822</text:p>
          </table:table-cell>
          <table:table-cell table:style-name="ce3" office:value-type="string" calcext:value-type="string">
            <text:p>CSF2RB,PIK3CG,CISH,PIK3R5,PIK3R6,HCK</text:p>
          </table:table-cell>
          <table:table-cell table:style-name="ce4" table:number-columns-repeated="1019"/>
          <table:table-cell/>
        </table:table-row>
        <table:table-row table:style-name="ro1">
          <table:table-cell table:style-name="ce3" office:value-type="string" calcext:value-type="string">
            <text:p>Fc Epsilon RI Signaling</text:p>
          </table:table-cell>
          <table:table-cell table:style-name="ce3" office:value-type="float" office:value="4.17" calcext:value-type="float">
            <text:p>4.17</text:p>
          </table:table-cell>
          <table:table-cell table:style-name="ce3" office:value-type="float" office:value="0.0588" calcext:value-type="float">
            <text:p>0.0588</text:p>
          </table:table-cell>
          <table:table-cell table:style-name="ce3" office:value-type="string" calcext:value-type="string">
            <text:p>BTK,PIK3CG,MS4A2,FCER1A,PIK3R5,PIK3R6,IL13</text:p>
          </table:table-cell>
          <table:table-cell table:style-name="ce4" table:number-columns-repeated="1019"/>
          <table:table-cell/>
        </table:table-row>
        <table:table-row table:style-name="ro1">
          <table:table-cell table:style-name="ce2" office:value-type="string" calcext:value-type="string">
            <text:p>UDP-N-acetyl-D-galactosamine Biosynthesis II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string" calcext:value-type="string">
            <text:p>HK1,GPI,HK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elin Signaling in Neurons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0.0652" calcext:value-type="float">
            <text:p>0.0652</text:p>
          </table:table-cell>
          <table:table-cell table:style-name="ce2" office:value-type="string" calcext:value-type="string">
            <text:p>PIK3CG,PIK3R5,PIK3R6,HCK,LRP8,FG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/RXR Activation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0.0612" calcext:value-type="float">
            <text:p>0.0612</text:p>
          </table:table-cell>
          <table:table-cell table:style-name="ce2" office:value-type="string" calcext:value-type="string">
            <text:p>UCP2,PIK3CG,PIK3R5,PIK3R6,PFKP,DIO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NFAT in Regulation of the Immune Response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string" calcext:value-type="string">
            <text:p>BTK,RCAN1,PIK3CG,MS4A2,FCER1A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RF2-mediated Oxidative Stress Response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office:value-type="string" calcext:value-type="string">
            <text:p>PRDX1,PIK3CG,NQO1,GPX2,PIK3R5,PIK3R6,TXN,TXNRD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tamin-C Transport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0.188" calcext:value-type="float">
            <text:p>0.188</text:p>
          </table:table-cell>
          <table:table-cell table:style-name="ce2" office:value-type="string" calcext:value-type="string">
            <text:p>SLC23A1,TXN,TXNRD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JAK1 and JAK3 in γc Cytokine Signaling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0.0704" calcext:value-type="float">
            <text:p>0.0704</text:p>
          </table:table-cell>
          <table:table-cell table:style-name="ce2" office:value-type="string" calcext:value-type="string">
            <text:p>PIK3CG,PIK3R5,PIK3R6,IL2RA,CRLF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ntose Phosphate Pathway (Oxidative Branch)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PGD,G6P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9 Signaling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0.0889" calcext:value-type="float">
            <text:p>0.0889</text:p>
          </table:table-cell>
          <table:table-cell table:style-name="ce2" office:value-type="string" calcext:value-type="string">
            <text:p>PIK3CG,CISH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halose Degradation II (Trehalase)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HK1,HK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ype II Diabetes Mellitus Signaling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0.0469" calcext:value-type="float">
            <text:p>0.0469</text:p>
          </table:table-cell>
          <table:table-cell table:style-name="ce2" office:value-type="string" calcext:value-type="string">
            <text:p>PIK3CG,PKM,PIK3R5,PIK3R6,ACSL4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cosahexaenoic Acid (DHA) Signaling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0.0769" calcext:value-type="float">
            <text:p>0.0769</text:p>
          </table:table-cell>
          <table:table-cell table:style-name="ce2" office:value-type="string" calcext:value-type="string">
            <text:p>ALOX15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cγRIIB Signaling in B Lymphocytes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0.0755" calcext:value-type="float">
            <text:p>0.0755</text:p>
          </table:table-cell>
          <table:table-cell table:style-name="ce2" office:value-type="string" calcext:value-type="string">
            <text:p>BTK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ramide Signaling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0.0538" calcext:value-type="float">
            <text:p>0.0538</text:p>
          </table:table-cell>
          <table:table-cell table:style-name="ce2" office:value-type="string" calcext:value-type="string">
            <text:p>PIK3CG,PIK3R5,PIK3R6,PPP2R2C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ute Myeloid Leukemia Signaling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0.0538" calcext:value-type="float">
            <text:p>0.0538</text:p>
          </table:table-cell>
          <table:table-cell table:style-name="ce2" office:value-type="string" calcext:value-type="string">
            <text:p>CSF2RB,PIK3CG,PIK3R5,PIK3R6,K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ycolysis I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string" calcext:value-type="string">
            <text:p>GPI,PKM,PFK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ioredoxin Pathway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string" calcext:value-type="string">
            <text:p>TXN,TXNRD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ntose Phosphate Pathway (Non-oxidative Branch)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string" calcext:value-type="string">
            <text:p>TKT,TALDO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-phosphoinositide Biosynthesis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string" calcext:value-type="string">
            <text:p>ATP1A1,PPP1R1B,PIK3CG,PIK3R5,PIK3R6,KIT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phrin A Signaling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0.0667" calcext:value-type="float">
            <text:p>0.0667</text:p>
          </table:table-cell>
          <table:table-cell table:style-name="ce2" office:value-type="string" calcext:value-type="string">
            <text:p>PIK3CG,PIK3R5,PIK3R6,EPHA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2 Signaling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string" calcext:value-type="string">
            <text:p>PIK3CG,PIK3R5,PIK3R6,IL2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αq Signaling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0373" calcext:value-type="float">
            <text:p>0.0373</text:p>
          </table:table-cell>
          <table:table-cell table:style-name="ce2" office:value-type="string" calcext:value-type="string">
            <text:p>BTK,RGS18,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icosanoid Signaling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0597" calcext:value-type="float">
            <text:p>0.0597</text:p>
          </table:table-cell>
          <table:table-cell table:style-name="ce2" office:value-type="string" calcext:value-type="string">
            <text:p>ALOX15,ALOX5AP,HPGDS,ALOX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lomerase Signaling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string" calcext:value-type="string">
            <text:p>PIK3CG,PIK3R5,PIK3R6,PPP2R2C,IL2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DP-glucose Biosynthesis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HK1,HK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SP-RON Signaling Pathway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0.0556" calcext:value-type="float">
            <text:p>0.0556</text:p>
          </table:table-cell>
          <table:table-cell table:style-name="ce2" office:value-type="string" calcext:value-type="string">
            <text:p>CSF2RB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XR/RXR Activation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0.0413" calcext:value-type="float">
            <text:p>0.0413</text:p>
          </table:table-cell>
          <table:table-cell table:style-name="ce2" office:value-type="string" calcext:value-type="string">
            <text:p>IL1RL1,C9,SERPINF2,APOD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Osteoblasts, Osteoclasts and Chondrocytes in Rheumatoid Arthritis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IL1RL1,PIK3CG,PIK3R5,PIK3R6,SFRP1,ALPL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cose and Glucose-1-phosphate Degradation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string" calcext:value-type="string">
            <text:p>HK1,HK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perpathway of Inositol Phosphate Compounds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0.0298" calcext:value-type="float">
            <text:p>0.0298</text:p>
          </table:table-cell>
          <table:table-cell table:style-name="ce2" office:value-type="string" calcext:value-type="string">
            <text:p>ATP1A1,PPP1R1B,PIK3CG,PIK3R5,PIK3R6,KIT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Tissue Factor in Cancer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0.0407" calcext:value-type="float">
            <text:p>0.0407</text:p>
          </table:table-cell>
          <table:table-cell table:style-name="ce2" office:value-type="string" calcext:value-type="string">
            <text:p>PIK3CG,PIK3R5,PIK3R6,HCK,FG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proliferative Role of Somatostatin Receptor 2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0.0526" calcext:value-type="float">
            <text:p>0.0526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urotrophin/TRK Signaling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519" calcext:value-type="float">
            <text:p>0.0519</text:p>
          </table:table-cell>
          <table:table-cell table:style-name="ce2" office:value-type="string" calcext:value-type="string">
            <text:p>PIK3CG,NTRK1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pamine Receptor Signaling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519" calcext:value-type="float">
            <text:p>0.0519</text:p>
          </table:table-cell>
          <table:table-cell table:style-name="ce2" office:value-type="string" calcext:value-type="string">
            <text:p>TH,PPP1R1B,PPP2R2C,SLC18A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trogen-Dependent Breast Cancer Signaling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513" calcext:value-type="float">
            <text:p>0.0513</text:p>
          </table:table-cell>
          <table:table-cell table:style-name="ce2" office:value-type="string" calcext:value-type="string">
            <text:p>PIK3CG,PIK3R5,PIK3R6,HSD17B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herosclerosis Signaling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0.0394" calcext:value-type="float">
            <text:p>0.0394</text:p>
          </table:table-cell>
          <table:table-cell table:style-name="ce2" office:value-type="string" calcext:value-type="string">
            <text:p>ALOX15,CCR3,ALOX5,TPSAB1/TPSB2,AP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6 Signaling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0.0391" calcext:value-type="float">
            <text:p>0.0391</text:p>
          </table:table-cell>
          <table:table-cell table:style-name="ce2" office:value-type="string" calcext:value-type="string">
            <text:p>IL1RL1,PIK3CG,PIK3R5,PIK3R6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R3 Signaling in Eosinophils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0.0385" calcext:value-type="float">
            <text:p>0.0385</text:p>
          </table:table-cell>
          <table:table-cell table:style-name="ce2" office:value-type="string" calcext:value-type="string">
            <text:p>CCR3,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0S6K Signaling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379" calcext:value-type="float">
            <text:p>0.0379</text:p>
          </table:table-cell>
          <table:table-cell table:style-name="ce2" office:value-type="string" calcext:value-type="string">
            <text:p>BTK,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3 Signaling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0.0482" calcext:value-type="float">
            <text:p>0.0482</text:p>
          </table:table-cell>
          <table:table-cell table:style-name="ce2" office:value-type="string" calcext:value-type="string">
            <text:p>CSF2RB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K/Stat Signaling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0.0482" calcext:value-type="float">
            <text:p>0.0482</text:p>
          </table:table-cell>
          <table:table-cell table:style-name="ce2" office:value-type="string" calcext:value-type="string">
            <text:p>PIK3CG,CISH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MGB1 Signaling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0.0376" calcext:value-type="float">
            <text:p>0.0376</text:p>
          </table:table-cell>
          <table:table-cell table:style-name="ce2" office:value-type="string" calcext:value-type="string">
            <text:p>PIK3CG,PIK3R5,PIK3R6,IL13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P6 Signaling Pathway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0373" calcext:value-type="float">
            <text:p>0.0373</text:p>
          </table:table-cell>
          <table:table-cell table:style-name="ce2" office:value-type="string" calcext:value-type="string">
            <text:p>BTK,PIK3CG,PIK3R5,PIK3R6,COL6A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p14/p19ARF in Tumor Suppression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0698" calcext:value-type="float">
            <text:p>0.069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rotonin Receptor Signaling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0698" calcext:value-type="float">
            <text:p>0.0698</text:p>
          </table:table-cell>
          <table:table-cell table:style-name="ce2" office:value-type="string" calcext:value-type="string">
            <text:p>HTR1B,SLC18A2,HTR3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α12/13 Signaling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string" calcext:value-type="string">
            <text:p>BTK,PIK3CG,PIK3R5,PIK3R6,CDH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duction of Nitric Oxide and Reactive Oxygen Species in Macrophages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0.0309" calcext:value-type="float">
            <text:p>0.0309</text:p>
          </table:table-cell>
          <table:table-cell table:style-name="ce2" office:value-type="string" calcext:value-type="string">
            <text:p>PIK3CG,PIK3R5,PIK3R6,PPP2R2C,APOD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4 Signaling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0.0449" calcext:value-type="float">
            <text:p>0.0449</text:p>
          </table:table-cell>
          <table:table-cell table:style-name="ce2" office:value-type="string" calcext:value-type="string">
            <text:p>IRF4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7 Signaling Pathway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string" calcext:value-type="string">
            <text:p>PIK3CG,PIK3R5,PIK3R6,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east Cancer Regulation by Stathmin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0293" calcext:value-type="float">
            <text:p>0.0293</text:p>
          </table:table-cell>
          <table:table-cell table:style-name="ce2" office:value-type="string" calcext:value-type="string">
            <text:p>TUBB3,PIK3CG,PIK3R5,PIK3R6,GNG13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2 Signaling and Production in Macrophages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0342" calcext:value-type="float">
            <text:p>0.0342</text:p>
          </table:table-cell>
          <table:table-cell table:style-name="ce2" office:value-type="string" calcext:value-type="string">
            <text:p>ALOX15,PIK3CG,PIK3R5,PIK3R6,AP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stamine Biosynthesis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D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-Protein Coupled Receptor Signaling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string" calcext:value-type="string">
            <text:p>RGS18,HTR1B,PIK3CG,PIK3R5,PIK3R6,ADORA3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lanocyte Development and Pigmentation Signaling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0.0408" calcext:value-type="float">
            <text:p>0.0408</text:p>
          </table:table-cell>
          <table:table-cell table:style-name="ce2" office:value-type="string" calcext:value-type="string">
            <text:p>PIK3CG,PIK3R5,PIK3R6,K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TLA4 Signaling in Cytotoxic T Lymphocytes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string" calcext:value-type="string">
            <text:p>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laxin Signaling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string" calcext:value-type="string">
            <text:p>PIK3CG,PIK3R5,PIK3R6,GNG13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lanoma Signaling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0545" calcext:value-type="float">
            <text:p>0.054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stemic Lupus Erythematosus Signaling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0.0267" calcext:value-type="float">
            <text:p>0.0267</text:p>
          </table:table-cell>
          <table:table-cell table:style-name="ce2" office:value-type="string" calcext:value-type="string">
            <text:p>PIK3CG,C9,C7,PIK3R5,PIK3R6,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oxidant Action of Vitamin C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string" calcext:value-type="string">
            <text:p>CSF2RB,SLC23A1,TXN,TXNRD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 Cell Receptor Signaling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0.0367" calcext:value-type="float">
            <text:p>0.0367</text:p>
          </table:table-cell>
          <table:table-cell table:style-name="ce2" office:value-type="string" calcext:value-type="string">
            <text:p>BTK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tric Oxide Signaling in the Cardiovascular System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0354" calcext:value-type="float">
            <text:p>0.0354</text:p>
          </table:table-cell>
          <table:table-cell table:style-name="ce2" office:value-type="string" calcext:value-type="string">
            <text:p>PIK3CG,PIK3R5,PIK3R6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NTF Signaling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0476" calcext:value-type="float">
            <text:p>0.047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oline Degradation I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CHD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ometrial Cancer Signaling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469" calcext:value-type="float">
            <text:p>0.046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Macrophages, Fibroblasts and Endothelial Cells in Rheumatoid Arthritis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string" calcext:value-type="string">
            <text:p>IL1RL1,PIK3CG,PIK3R5,PIK3R6,SFRP1,CEBPE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rombopoietin Signaling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0.0462" calcext:value-type="float">
            <text:p>0.0462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VB-Induced MAPK Signaling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0.0455" calcext:value-type="float">
            <text:p>0.045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F-κB Signaling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0.0276" calcext:value-type="float">
            <text:p>0.0276</text:p>
          </table:table-cell>
          <table:table-cell table:style-name="ce2" office:value-type="string" calcext:value-type="string">
            <text:p>PIK3CG,NTRK1,PIK3R5,PIK3R6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mphotoxin β Receptor Signaling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0.0448" calcext:value-type="float">
            <text:p>0.044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GF Signaling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0.0331" calcext:value-type="float">
            <text:p>0.0331</text:p>
          </table:table-cell>
          <table:table-cell table:style-name="ce2" office:value-type="string" calcext:value-type="string">
            <text:p>PIK3CG,NTRK1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GF Signaling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0441" calcext:value-type="float">
            <text:p>0.044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al Killer Cell Signaling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0328" calcext:value-type="float">
            <text:p>0.0328</text:p>
          </table:table-cell>
          <table:table-cell table:style-name="ce2" office:value-type="string" calcext:value-type="string">
            <text:p>TYROBP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coneogenesis I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0769" calcext:value-type="float">
            <text:p>0.0769</text:p>
          </table:table-cell>
          <table:table-cell table:style-name="ce2" office:value-type="string" calcext:value-type="string">
            <text:p>GPI,ME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MLP Signaling in Neutrophils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0.0325" calcext:value-type="float">
            <text:p>0.0325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OS-iCOSL Signaling in T Helper Cells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0.0325" calcext:value-type="float">
            <text:p>0.0325</text:p>
          </table:table-cell>
          <table:table-cell table:style-name="ce2" office:value-type="string" calcext:value-type="string">
            <text:p>PIK3CG,PIK3R5,PIK3R6,IL2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IL-17A in Arthritis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bB2-ErbB3 Signaling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yc Mediated Apoptosis Signaling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0429" calcext:value-type="float">
            <text:p>0.042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oma Invasiveness Signaling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0429" calcext:value-type="float">
            <text:p>0.042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bB4 Signaling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0.0417" calcext:value-type="float">
            <text:p>0.041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 Cell Receptor Signaling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0.0262" calcext:value-type="float">
            <text:p>0.0262</text:p>
          </table:table-cell>
          <table:table-cell table:style-name="ce2" office:value-type="string" calcext:value-type="string">
            <text:p>BTK,PIK3CG,PIK3R5,PIK3R6,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 Helper Cell Differentiation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0.0411" calcext:value-type="float">
            <text:p>0.0411</text:p>
          </table:table-cell>
          <table:table-cell table:style-name="ce2" office:value-type="string" calcext:value-type="string">
            <text:p>IL2RA,IL13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ndritic Cell Maturation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0.0259" calcext:value-type="float">
            <text:p>0.0259</text:p>
          </table:table-cell>
          <table:table-cell table:style-name="ce2" office:value-type="string" calcext:value-type="string">
            <text:p>TYROBP,PIK3CG,PIK3R5,PIK3R6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NFAT in Cardiac Hypertrophy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0.0259" calcext:value-type="float">
            <text:p>0.0259</text:p>
          </table:table-cell>
          <table:table-cell table:style-name="ce2" office:value-type="string" calcext:value-type="string">
            <text:p>RCAN1,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gosome Formation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0.0308" calcext:value-type="float">
            <text:p>0.0308</text:p>
          </table:table-cell>
          <table:table-cell table:style-name="ce2" office:value-type="string" calcext:value-type="string">
            <text:p>PIK3CG,FCER1A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-3-3-mediated Signaling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string" calcext:value-type="string">
            <text:p>TUBB3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yronamine and Iodothyronamine Metabolism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string" calcext:value-type="string">
            <text:p>DIO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yroid Hormone Metabolism I (via Deiodination)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string" calcext:value-type="string">
            <text:p>DIO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5 Signaling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0.0395" calcext:value-type="float">
            <text:p>0.039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DNF Family Ligand-Receptor Interactions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0.0395" calcext:value-type="float">
            <text:p>0.039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2Y Purigenic Receptor Signaling Pathway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0.0299" calcext:value-type="float">
            <text:p>0.0299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n-Small Cell Lung Cancer Signaling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giopoietin Signaling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0.0385" calcext:value-type="float">
            <text:p>0.038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7A Signaling in Airway Cells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0.0385" calcext:value-type="float">
            <text:p>0.038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Pattern Recognition Receptors in Recognition of Bacteria and Viruses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0.0292" calcext:value-type="float">
            <text:p>0.0292</text:p>
          </table:table-cell>
          <table:table-cell table:style-name="ce2" office:value-type="string" calcext:value-type="string">
            <text:p>PIK3CG,PIK3R5,PIK3R6,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40 Signaling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PI3K/AKT Signaling in the Pathogenesis of Influenza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rombin Signaling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0.0245" calcext:value-type="float">
            <text:p>0.0245</text:p>
          </table:table-cell>
          <table:table-cell table:style-name="ce2" office:value-type="string" calcext:value-type="string">
            <text:p>GATA1,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ythropoietin Signaling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cropinocytosis Signaling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 Embryonic Stem Cell Pluripotency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string" calcext:value-type="string">
            <text:p>PIK3CG,NTRK1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lactin Signaling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0.0361" calcext:value-type="float">
            <text:p>0.036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al Cell Carcinoma Signaling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0.0361" calcext:value-type="float">
            <text:p>0.036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rway Inflammation in Asthma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techolamine Biosynthesis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7 Signaling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0353" calcext:value-type="float">
            <text:p>0.035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wth Hormone Signaling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0353" calcext:value-type="float">
            <text:p>0.035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all Cell Lung Cancer Signaling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0353" calcext:value-type="float">
            <text:p>0.035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T3 Signaling in Hematopoietic Progenitor Cells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0349" calcext:value-type="float">
            <text:p>0.034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ptin Signaling in Obesity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0349" calcext:value-type="float">
            <text:p>0.034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K Signaling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0231" calcext:value-type="float">
            <text:p>0.0231</text:p>
          </table:table-cell>
          <table:table-cell table:style-name="ce2" office:value-type="string" calcext:value-type="string">
            <text:p>PIK3CG,PIK3R5,PIK3R6,PPP2R2C,PFK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S-stimulated MAPK Signaling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F-κB Activation by Viruses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DF Signaling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 Beta Gamma Signaling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0.0341" calcext:value-type="float">
            <text:p>0.0341</text:p>
          </table:table-cell>
          <table:table-cell table:style-name="ce2" office:value-type="string" calcext:value-type="string">
            <text:p>BTK,PIK3CG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R-2 Signaling in Breast Cancer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0.0341" calcext:value-type="float">
            <text:p>0.034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GF Family Ligand-Receptor Interactions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0.0341" calcext:value-type="float">
            <text:p>0.034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lement System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0.0541" calcext:value-type="float">
            <text:p>0.0541</text:p>
          </table:table-cell>
          <table:table-cell table:style-name="ce2" office:value-type="string" calcext:value-type="string">
            <text:p>C9,C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GF Signaling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0.0333" calcext:value-type="float">
            <text:p>0.033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GF Signaling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cγ Receptor-mediated Phagocytosis in Macrophages and Monocytes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string" calcext:value-type="string">
            <text:p>PIK3CG,HCK,FG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gulation of eIF4 and p70S6K Signaling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0.0255" calcext:value-type="float">
            <text:p>0.0255</text:p>
          </table:table-cell>
          <table:table-cell table:style-name="ce2" office:value-type="string" calcext:value-type="string">
            <text:p>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state Cancer Signaling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0309" calcext:value-type="float">
            <text:p>0.030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lenocysteine Biosynthesis II (Archaea and Eukaryotes)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string" calcext:value-type="string">
            <text:p>SAR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ctose Degradation III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string" calcext:value-type="string">
            <text:p>GLB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DP-mannose Biosynthesis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string" calcext:value-type="string">
            <text:p>GP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bB Signaling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0306" calcext:value-type="float">
            <text:p>0.030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XCR4 Signaling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0242" calcext:value-type="float">
            <text:p>0.0242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K Signaling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0303" calcext:value-type="float">
            <text:p>0.030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K Signaling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0.0297" calcext:value-type="float">
            <text:p>0.029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rus Entry via Endocytic Pathways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0.0294" calcext:value-type="float">
            <text:p>0.0294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NK Signaling in Osteoclasts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0.0294" calcext:value-type="float">
            <text:p>0.0294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ute Phase Response Signaling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0235" calcext:value-type="float">
            <text:p>0.0235</text:p>
          </table:table-cell>
          <table:table-cell table:style-name="ce2" office:value-type="string" calcext:value-type="string">
            <text:p>PIK3CG,C9,SERPINF2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GF Signaling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0291" calcext:value-type="float">
            <text:p>0.029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PK/JNK Signaling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0288" calcext:value-type="float">
            <text:p>0.028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rm Cell-Sertoli Cell Junction Signaling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0231" calcext:value-type="float">
            <text:p>0.0231</text:p>
          </table:table-cell>
          <table:table-cell table:style-name="ce2" office:value-type="string" calcext:value-type="string">
            <text:p>TUBB3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ronic Myeloid Leukemia Signaling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use Embryonic Stem Cell Pluripotency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VA-Induced MAPK Signaling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GF-1 Signaling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ington's Disease Signaling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PIK3CG,NTRK1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imary Immunodeficiency Signaling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0.0417" calcext:value-type="float">
            <text:p>0.0417</text:p>
          </table:table-cell>
          <table:table-cell table:style-name="ce2" office:value-type="string" calcext:value-type="string">
            <text:p>BTK,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gnaling by Rho Family GTPases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string" calcext:value-type="string">
            <text:p>PIK3CG,PIK3R5,PIK3R6,GNG13,CDH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nulocyte Adhesion and Diapedesis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0.0223" calcext:value-type="float">
            <text:p>0.0223</text:p>
          </table:table-cell>
          <table:table-cell table:style-name="ce2" office:value-type="string" calcext:value-type="string">
            <text:p>IL1RL1,CCL17,HRH4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peroxide Radicals Degradation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QO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yotrophic Lateral Sclerosis Signaling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53 Signaling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xillin Signaling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.0265" calcext:value-type="float">
            <text:p>0.026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oma Signaling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0.0263" calcext:value-type="float">
            <text:p>0.026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B Signaling in Neurons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stanoid Biosynthesis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111" calcext:value-type="float">
            <text:p>0.111</text:p>
          </table:table-cell>
          <table:table-cell table:style-name="ce2" office:value-type="string" calcext:value-type="string">
            <text:p>HPG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uropathic Pain Signaling In Dorsal Horn Neurons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0261" calcext:value-type="float">
            <text:p>0.026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GF Signaling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0261" calcext:value-type="float">
            <text:p>0.0261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c Signaling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F1α Signaling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TEN Signaling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252" calcext:value-type="float">
            <text:p>0.0252</text:p>
          </table:table-cell>
          <table:table-cell table:style-name="ce2" office:value-type="string" calcext:value-type="string">
            <text:p>PIK3CG,NTRK1,PIK3R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creatic Adenocarcinoma Signaling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αi Signaling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string" calcext:value-type="string">
            <text:p>HTR1B,GNG13,ADORA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p Junction Signaling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0205" calcext:value-type="float">
            <text:p>0.0205</text:p>
          </table:table-cell>
          <table:table-cell table:style-name="ce2" office:value-type="string" calcext:value-type="string">
            <text:p>TUBB3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in-Angiotensin Signaling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0246" calcext:value-type="float">
            <text:p>0.024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NANOG in Mammalian Embryonic Stem Cell Pluripotency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0246" calcext:value-type="float">
            <text:p>0.024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8 Signaling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0203" calcext:value-type="float">
            <text:p>0.0203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K Signaling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0203" calcext:value-type="float">
            <text:p>0.0203</text:p>
          </table:table-cell>
          <table:table-cell table:style-name="ce2" office:value-type="string" calcext:value-type="string">
            <text:p>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thrin-mediated Endocytosis Signaling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0201" calcext:value-type="float">
            <text:p>0.0201</text:p>
          </table:table-cell>
          <table:table-cell table:style-name="ce2" office:value-type="string" calcext:value-type="string">
            <text:p>PIK3CG,PIK3R5,PIK3R6,AP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onal Guidance Signaling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155" calcext:value-type="float">
            <text:p>0.0155</text:p>
          </table:table-cell>
          <table:table-cell table:style-name="ce2" office:value-type="string" calcext:value-type="string">
            <text:p>TUBB3,PIK3CG,NTRK1,PIK3R5,PIK3R6,GNG13,EPHA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hingosine-1-phosphate Signaling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K/MAPK Signaling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TOR Signaling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0.0199" calcext:value-type="float">
            <text:p>0.0199</text:p>
          </table:table-cell>
          <table:table-cell table:style-name="ce2" office:value-type="string" calcext:value-type="string">
            <text:p>PIK3CG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XR/RXR Activation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string" calcext:value-type="string">
            <text:p>C9,SERPINF2,AP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ustation Pathway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0.0236" calcext:value-type="float">
            <text:p>0.0236</text:p>
          </table:table-cell>
          <table:table-cell table:style-name="ce2" office:value-type="string" calcext:value-type="string">
            <text:p>P2RX1,GNG13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ukotriene Biosynthesis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string" calcext:value-type="string">
            <text:p>ALOX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enobiotic Metabolism Signal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72" calcext:value-type="float">
            <text:p>0.0172</text:p>
          </table:table-cell>
          <table:table-cell table:style-name="ce2" office:value-type="string" calcext:value-type="string">
            <text:p>PIK3CG,NQO1,PIK3R5,PIK3R6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28 Signaling in T Helper Cells</text:p>
          </table:table-cell>
          <table:table-cell table:style-name="ce2" office:value-type="float" office:value="0.997" calcext:value-type="float">
            <text:p>0.997</text:p>
          </table:table-cell>
          <table:table-cell table:style-name="ce2" office:value-type="float" office:value="0.0227" calcext:value-type="float">
            <text:p>0.022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KCθ Signaling in T Lymphocytes</text:p>
          </table:table-cell>
          <table:table-cell table:style-name="ce2" office:value-type="float" office:value="0.989" calcext:value-type="float">
            <text:p>0.989</text:p>
          </table:table-cell>
          <table:table-cell table:style-name="ce2" office:value-type="float" office:value="0.0226" calcext:value-type="float">
            <text:p>0.022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ukocyte Extravasation Signaling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string" calcext:value-type="string">
            <text:p>BTK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tty Acid Activation</text:p>
          </table:table-cell>
          <table:table-cell table:style-name="ce2" office:value-type="float" office:value="0.982" calcext:value-type="float">
            <text:p>0.982</text:p>
          </table:table-cell>
          <table:table-cell table:style-name="ce2" office:value-type="float" office:value="0.0769" calcext:value-type="float">
            <text:p>0.0769</text:p>
          </table:table-cell>
          <table:table-cell table:style-name="ce2" office:value-type="string" calcext:value-type="string">
            <text:p>ACS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1 Pathway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222" calcext:value-type="float">
            <text:p>0.0222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drogen Biosynthesis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714" calcext:value-type="float">
            <text:p>0.0714</text:p>
          </table:table-cell>
          <table:table-cell table:style-name="ce2" office:value-type="string" calcext:value-type="string">
            <text:p>HSD17B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lanic Acid Building Blocks Biosynthesis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714" calcext:value-type="float">
            <text:p>0.0714</text:p>
          </table:table-cell>
          <table:table-cell table:style-name="ce2" office:value-type="string" calcext:value-type="string">
            <text:p>GP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diac β-adrenergic Signaling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0214" calcext:value-type="float">
            <text:p>0.0214</text:p>
          </table:table-cell>
          <table:table-cell table:style-name="ce2" office:value-type="string" calcext:value-type="string">
            <text:p>GNG13,PPP2R2C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ulin Receptor Signaling</text:p>
          </table:table-cell>
          <table:table-cell table:style-name="ce2" office:value-type="float" office:value="0.933" calcext:value-type="float">
            <text:p>0.933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S/IL-1 Mediated Inhibition of RXR Function</text:p>
          </table:table-cell>
          <table:table-cell table:style-name="ce2" office:value-type="float" office:value="0.926" calcext:value-type="float">
            <text:p>0.926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string" calcext:value-type="string">
            <text:p>IL1RL1,PPARGC1B,ACSL4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mokine Signaling</text:p>
          </table:table-cell>
          <table:table-cell table:style-name="ce2" office:value-type="float" office:value="0.919" calcext:value-type="float">
            <text:p>0.919</text:p>
          </table:table-cell>
          <table:table-cell table:style-name="ce2" office:value-type="float" office:value="0.0282" calcext:value-type="float">
            <text:p>0.0282</text:p>
          </table:table-cell>
          <table:table-cell table:style-name="ce2" office:value-type="string" calcext:value-type="string">
            <text:p>CCR3,PIK3C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reditary Breast Cancer Signaling</text:p>
          </table:table-cell>
          <table:table-cell table:style-name="ce2" office:value-type="float" office:value="0.913" calcext:value-type="float">
            <text:p>0.913</text:p>
          </table:table-cell>
          <table:table-cell table:style-name="ce2" office:value-type="float" office:value="0.0208" calcext:value-type="float">
            <text:p>0.020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varian Cancer Signaling</text:p>
          </table:table-cell>
          <table:table-cell table:style-name="ce2" office:value-type="float" office:value="0.913" calcext:value-type="float">
            <text:p>0.913</text:p>
          </table:table-cell>
          <table:table-cell table:style-name="ce2" office:value-type="float" office:value="0.0208" calcext:value-type="float">
            <text:p>0.020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 (1,4,5,6)-Tetrakisphosphate Biosynthesis</text:p>
          </table:table-cell>
          <table:table-cell table:style-name="ce2" office:value-type="float" office:value="0.913" calcext:value-type="float">
            <text:p>0.913</text:p>
          </table:table-cell>
          <table:table-cell table:style-name="ce2" office:value-type="float" office:value="0.0208" calcext:value-type="float">
            <text:p>0.0208</text:p>
          </table:table-cell>
          <table:table-cell table:style-name="ce2" office:value-type="string" calcext:value-type="string">
            <text:p>ATP1A1,PPP1R1B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 (3,4,5,6)-tetrakisphosphate Biosynthesis</text:p>
          </table:table-cell>
          <table:table-cell table:style-name="ce2" office:value-type="float" office:value="0.913" calcext:value-type="float">
            <text:p>0.913</text:p>
          </table:table-cell>
          <table:table-cell table:style-name="ce2" office:value-type="float" office:value="0.0208" calcext:value-type="float">
            <text:p>0.0208</text:p>
          </table:table-cell>
          <table:table-cell table:style-name="ce2" office:value-type="string" calcext:value-type="string">
            <text:p>ATP1A1,PPP1R1B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MP-mediated signaling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string" calcext:value-type="string">
            <text:p>RGS18,HTR1B,ADORA3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T3 Pathway</text:p>
          </table:table-cell>
          <table:table-cell table:style-name="ce2" office:value-type="float" office:value="0.889" calcext:value-type="float">
            <text:p>0.889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string" calcext:value-type="string">
            <text:p>CISH,NTRK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gosome Maturation</text:p>
          </table:table-cell>
          <table:table-cell table:style-name="ce2" office:value-type="float" office:value="0.887" calcext:value-type="float">
            <text:p>0.887</text:p>
          </table:table-cell>
          <table:table-cell table:style-name="ce2" office:value-type="float" office:value="0.0203" calcext:value-type="float">
            <text:p>0.0203</text:p>
          </table:table-cell>
          <table:table-cell table:style-name="ce2" office:value-type="string" calcext:value-type="string">
            <text:p>TUBB3,PRDX1,CTS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M1 Signaling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0267" calcext:value-type="float">
            <text:p>0.0267</text:p>
          </table:table-cell>
          <table:table-cell table:style-name="ce2" office:value-type="string" calcext:value-type="string">
            <text:p>TYROBP,IL1RL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γ-linolenate Biosynthesis II (Animals)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0.0588" calcext:value-type="float">
            <text:p>0.0588</text:p>
          </table:table-cell>
          <table:table-cell table:style-name="ce2" office:value-type="string" calcext:value-type="string">
            <text:p>ACS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tochondrial L-carnitine Shuttle Pathway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0.0588" calcext:value-type="float">
            <text:p>0.0588</text:p>
          </table:table-cell>
          <table:table-cell table:style-name="ce2" office:value-type="string" calcext:value-type="string">
            <text:p>ACS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diac Hypertrophy Signaling</text:p>
          </table:table-cell>
          <table:table-cell table:style-name="ce2" office:value-type="float" office:value="0.857" calcext:value-type="float">
            <text:p>0.857</text:p>
          </table:table-cell>
          <table:table-cell table:style-name="ce2" office:value-type="float" office:value="0.0169" calcext:value-type="float">
            <text:p>0.0169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fferential Regulation of Cytokine Production in Macrophages and T Helper Cells by IL-17A and IL-17F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556" calcext:value-type="float">
            <text:p>0.0556</text:p>
          </table:table-cell>
          <table:table-cell table:style-name="ce2" office:value-type="string" calcext:value-type="string">
            <text:p>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-phosphoinositide Degradation</text:p>
          </table:table-cell>
          <table:table-cell table:style-name="ce2" office:value-type="float" office:value="0.827" calcext:value-type="float">
            <text:p>0.827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string" calcext:value-type="string">
            <text:p>ATP1A1,PPP1R1B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patic Cholestasis</text:p>
          </table:table-cell>
          <table:table-cell table:style-name="ce2" office:value-type="float" office:value="0.815" calcext:value-type="float">
            <text:p>0.815</text:p>
          </table:table-cell>
          <table:table-cell table:style-name="ce2" office:value-type="float" office:value="0.0188" calcext:value-type="float">
            <text:p>0.0188</text:p>
          </table:table-cell>
          <table:table-cell table:style-name="ce2" office:value-type="string" calcext:value-type="string">
            <text:p>IL1RL1,IL13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oblastoma Multiforme Signaling</text:p>
          </table:table-cell>
          <table:table-cell table:style-name="ce2" office:value-type="float" office:value="0.804" calcext:value-type="float">
            <text:p>0.804</text:p>
          </table:table-cell>
          <table:table-cell table:style-name="ce2" office:value-type="float" office:value="0.0185" calcext:value-type="float">
            <text:p>0.0185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-5-phosphate Metabolism</text:p>
          </table:table-cell>
          <table:table-cell table:style-name="ce2" office:value-type="float" office:value="0.804" calcext:value-type="float">
            <text:p>0.804</text:p>
          </table:table-cell>
          <table:table-cell table:style-name="ce2" office:value-type="float" office:value="0.0185" calcext:value-type="float">
            <text:p>0.0185</text:p>
          </table:table-cell>
          <table:table-cell table:style-name="ce2" office:value-type="string" calcext:value-type="string">
            <text:p>ATP1A1,PPP1R1B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lorectal Cancer Metastasis Signaling</text:p>
          </table:table-cell>
          <table:table-cell table:style-name="ce2" office:value-type="float" office:value="0.802" calcext:value-type="float">
            <text:p>0.802</text:p>
          </table:table-cell>
          <table:table-cell table:style-name="ce2" office:value-type="float" office:value="0.0161" calcext:value-type="float">
            <text:p>0.0161</text:p>
          </table:table-cell>
          <table:table-cell table:style-name="ce2" office:value-type="string" calcext:value-type="string">
            <text:p>PIK3CG,PIK3R5,PIK3R6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PCR-Mediated Nutrient Sensing in Enteroendocrine Cells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string" calcext:value-type="string">
            <text:p>GNG13,FFAR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dosterone Signaling in Epithelial Cells</text:p>
          </table:table-cell>
          <table:table-cell table:style-name="ce2" office:value-type="float" office:value="0.772" calcext:value-type="float">
            <text:p>0.772</text:p>
          </table:table-cell>
          <table:table-cell table:style-name="ce2" office:value-type="float" office:value="0.0179" calcext:value-type="float">
            <text:p>0.017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sstalk between Dendritic Cells and Natural Killer Cells</text:p>
          </table:table-cell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0.0225" calcext:value-type="float">
            <text:p>0.0225</text:p>
          </table:table-cell>
          <table:table-cell table:style-name="ce2" office:value-type="string" calcext:value-type="string">
            <text:p>CSF2RB,TYROB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fferential Regulation of Cytokine Production in Intestinal Epithelial Cells by IL-17A and IL-17F</text:p>
          </table:table-cell>
          <table:table-cell table:style-name="ce2" office:value-type="float" office:value="0.752" calcext:value-type="float">
            <text:p>0.752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string" calcext:value-type="string">
            <text:p>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CA Cycle II (Eukaryotic)</text:p>
          </table:table-cell>
          <table:table-cell table:style-name="ce2" office:value-type="float" office:value="0.752" calcext:value-type="float">
            <text:p>0.752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string" calcext:value-type="string">
            <text:p>ACO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OS Signaling</text:p>
          </table:table-cell>
          <table:table-cell table:style-name="ce2" office:value-type="float" office:value="0.751" calcext:value-type="float">
            <text:p>0.751</text:p>
          </table:table-cell>
          <table:table-cell table:style-name="ce2" office:value-type="float" office:value="0.0174" calcext:value-type="float">
            <text:p>0.0174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phrin Receptor Signaling</text:p>
          </table:table-cell>
          <table:table-cell table:style-name="ce2" office:value-type="float" office:value="0.736" calcext:value-type="float">
            <text:p>0.736</text:p>
          </table:table-cell>
          <table:table-cell table:style-name="ce2" office:value-type="float" office:value="0.0171" calcext:value-type="float">
            <text:p>0.0171</text:p>
          </table:table-cell>
          <table:table-cell table:style-name="ce2" office:value-type="string" calcext:value-type="string">
            <text:p>PIK3CG,GNG13,EPHA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moricidal Function of Hepatic Natural Killer Cells</text:p>
          </table:table-cell>
          <table:table-cell table:style-name="ce2" office:value-type="float" office:value="0.735" calcext:value-type="float">
            <text:p>0.735</text:p>
          </table:table-cell>
          <table:table-cell table:style-name="ce2" office:value-type="float" office:value="0.0417" calcext:value-type="float">
            <text:p>0.0417</text:p>
          </table:table-cell>
          <table:table-cell table:style-name="ce2" office:value-type="string" calcext:value-type="string">
            <text:p>SRG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tathione Redox Reactions I</text:p>
          </table:table-cell>
          <table:table-cell table:style-name="ce2" office:value-type="float" office:value="0.735" calcext:value-type="float">
            <text:p>0.735</text:p>
          </table:table-cell>
          <table:table-cell table:style-name="ce2" office:value-type="float" office:value="0.0417" calcext:value-type="float">
            <text:p>0.0417</text:p>
          </table:table-cell>
          <table:table-cell table:style-name="ce2" office:value-type="string" calcext:value-type="string">
            <text:p>GPX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PAR Signaling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0211" calcext:value-type="float">
            <text:p>0.0211</text:p>
          </table:table-cell>
          <table:table-cell table:style-name="ce2" office:value-type="string" calcext:value-type="string">
            <text:p>IL1RL1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K5 Signaling</text:p>
          </table:table-cell>
          <table:table-cell table:style-name="ce2" office:value-type="float" office:value="0.692" calcext:value-type="float">
            <text:p>0.692</text:p>
          </table:table-cell>
          <table:table-cell table:style-name="ce2" office:value-type="float" office:value="0.0202" calcext:value-type="float">
            <text:p>0.0202</text:p>
          </table:table-cell>
          <table:table-cell table:style-name="ce2" office:value-type="string" calcext:value-type="string">
            <text:p>PPP1R1B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patic Fibrosis / Hepatic Stellate Cell Activation</text:p>
          </table:table-cell>
          <table:table-cell table:style-name="ce2" office:value-type="float" office:value="0.679" calcext:value-type="float">
            <text:p>0.679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string" calcext:value-type="string">
            <text:p>IL1RL1,COL6A5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gulation of the Epithelial-Mesenchymal Transition Pathway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0159" calcext:value-type="float">
            <text:p>0.0159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othelin-1 Signaling</text:p>
          </table:table-cell>
          <table:table-cell table:style-name="ce2" office:value-type="float" office:value="0.665" calcext:value-type="float">
            <text:p>0.665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tathione-mediated Detoxification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string" calcext:value-type="string">
            <text:p>HPG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rtuin Signaling Pathway</text:p>
          </table:table-cell>
          <table:table-cell table:style-name="ce2" office:value-type="float" office:value="0.636" calcext:value-type="float">
            <text:p>0.636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string" calcext:value-type="string">
            <text:p>UCP2,PPIF,NQO1,G6P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αs Signaling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0.0182" calcext:value-type="float">
            <text:p>0.0182</text:p>
          </table:table-cell>
          <table:table-cell table:style-name="ce2" office:value-type="string" calcext:value-type="string">
            <text:p>HCK,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 Protein Signaling Mediated by Tubby</text:p>
          </table:table-cell>
          <table:table-cell table:style-name="ce2" office:value-type="float" office:value="0.624" calcext:value-type="float">
            <text:p>0.624</text:p>
          </table:table-cell>
          <table:table-cell table:style-name="ce2" office:value-type="float" office:value="0.0312" calcext:value-type="float">
            <text:p>0.0312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tty Acid β-oxidation I</text:p>
          </table:table-cell>
          <table:table-cell table:style-name="ce2" office:value-type="float" office:value="0.624" calcext:value-type="float">
            <text:p>0.624</text:p>
          </table:table-cell>
          <table:table-cell table:style-name="ce2" office:value-type="float" office:value="0.0312" calcext:value-type="float">
            <text:p>0.0312</text:p>
          </table:table-cell>
          <table:table-cell table:style-name="ce2" office:value-type="string" calcext:value-type="string">
            <text:p>ACS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tein Kinase A Signaling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TH,PPP1R1B,GNG13,EYA2,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agulation System</text:p>
          </table:table-cell>
          <table:table-cell table:style-name="ce2" office:value-type="float" office:value="0.591" calcext:value-type="float">
            <text:p>0.591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string" calcext:value-type="string">
            <text:p>SERPINF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 Cell Development</text:p>
          </table:table-cell>
          <table:table-cell table:style-name="ce2" office:value-type="float" office:value="0.591" calcext:value-type="float">
            <text:p>0.591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string" calcext:value-type="string">
            <text:p>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uroprotective Role of THOP1 in Alzheimer's Disease</text:p>
          </table:table-cell>
          <table:table-cell table:style-name="ce2" office:value-type="float" office:value="0.576" calcext:value-type="float">
            <text:p>0.576</text:p>
          </table:table-cell>
          <table:table-cell table:style-name="ce2" office:value-type="float" office:value="0.0168" calcext:value-type="float">
            <text:p>0.0168</text:p>
          </table:table-cell>
          <table:table-cell table:style-name="ce2" office:value-type="string" calcext:value-type="string">
            <text:p>TMPRSS2,TPSAB1/TPSB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uroinflammation Signaling Pathway</text:p>
          </table:table-cell>
          <table:table-cell table:style-name="ce2" office:value-type="float" office:value="0.572" calcext:value-type="float">
            <text:p>0.572</text:p>
          </table:table-cell>
          <table:table-cell table:style-name="ce2" office:value-type="float" office:value="0.0129" calcext:value-type="float">
            <text:p>0.0129</text:p>
          </table:table-cell>
          <table:table-cell table:style-name="ce2" office:value-type="string" calcext:value-type="string">
            <text:p>TYROBP,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ll Cycle Regulation by BTG Family Proteins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egrin Signaling</text:p>
          </table:table-cell>
          <table:table-cell table:style-name="ce2" office:value-type="float" office:value="0.551" calcext:value-type="float">
            <text:p>0.551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trogen Biosynthesis</text:p>
          </table:table-cell>
          <table:table-cell table:style-name="ce2" office:value-type="float" office:value="0.551" calcext:value-type="float">
            <text:p>0.551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office:value-type="string" calcext:value-type="string">
            <text:p>HSD17B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NA Charging</text:p>
          </table:table-cell>
          <table:table-cell table:style-name="ce2" office:value-type="float" office:value="0.551" calcext:value-type="float">
            <text:p>0.551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office:value-type="string" calcext:value-type="string">
            <text:p>SAR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3K/AKT Signaling</text:p>
          </table:table-cell>
          <table:table-cell table:style-name="ce2" office:value-type="float" office:value="0.547" calcext:value-type="float">
            <text:p>0.547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string" calcext:value-type="string">
            <text:p>PIK3CG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IF2 Signaling</text:p>
          </table:table-cell>
          <table:table-cell table:style-name="ce2" office:value-type="float" office:value="0.544" calcext:value-type="float">
            <text:p>0.544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yroid Cancer Signaling</text:p>
          </table:table-cell>
          <table:table-cell table:style-name="ce2" office:value-type="float" office:value="0.541" calcext:value-type="float">
            <text:p>0.54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string" calcext:value-type="string">
            <text:p>NTRK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NA Splicing</text:p>
          </table:table-cell>
          <table:table-cell table:style-name="ce2" office:value-type="float" office:value="0.532" calcext:value-type="float">
            <text:p>0.532</text:p>
          </table:table-cell>
          <table:table-cell table:style-name="ce2" office:value-type="float" office:value="0.0244" calcext:value-type="float">
            <text:p>0.0244</text:p>
          </table:table-cell>
          <table:table-cell table:style-name="ce2" office:value-type="string" calcext:value-type="string">
            <text:p>PDE1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yroid Hormone Metabolism II (via Conjugation and/or Degradation)</text:p>
          </table:table-cell>
          <table:table-cell table:style-name="ce2" office:value-type="float" office:value="0.524" calcext:value-type="float">
            <text:p>0.524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string" calcext:value-type="string">
            <text:p>DIO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tin Cytoskeleton Signaling</text:p>
          </table:table-cell>
          <table:table-cell table:style-name="ce2" office:value-type="float" office:value="0.523" calcext:value-type="float">
            <text:p>0.523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string" calcext:value-type="string">
            <text:p>PIK3CG,PIK3R5,PIK3R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3K Signaling in B Lymphocytes</text:p>
          </table:table-cell>
          <table:table-cell table:style-name="ce2" office:value-type="float" office:value="0.523" calcext:value-type="float">
            <text:p>0.523</text:p>
          </table:table-cell>
          <table:table-cell table:style-name="ce2" office:value-type="float" office:value="0.0154" calcext:value-type="float">
            <text:p>0.0154</text:p>
          </table:table-cell>
          <table:table-cell table:style-name="ce2" office:value-type="string" calcext:value-type="string">
            <text:p>BTK,PIK3C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arate Biosynthesis I (Animals)</text:p>
          </table:table-cell>
          <table:table-cell table:style-name="ce2" office:value-type="float" office:value="0.515" calcext:value-type="float">
            <text:p>0.515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string" calcext:value-type="string">
            <text:p>ACS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cocorticoid Receptor Signaling</text:p>
          </table:table-cell>
          <table:table-cell table:style-name="ce2" office:value-type="float" office:value="0.494" calcext:value-type="float">
            <text:p>0.494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string" calcext:value-type="string">
            <text:p>PIK3CG,PIK3R5,PIK3R6,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matopoiesis from Pluripotent Stem Cells</text:p>
          </table:table-cell>
          <table:table-cell table:style-name="ce2" office:value-type="float" office:value="0.483" calcext:value-type="float">
            <text:p>0.483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string" calcext:value-type="string">
            <text:p>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ncer Drug Resistance By Drug Efflux</text:p>
          </table:table-cell>
          <table:table-cell table:style-name="ce2" office:value-type="float" office:value="0.469" calcext:value-type="float">
            <text:p>0.469</text:p>
          </table:table-cell>
          <table:table-cell table:style-name="ce2" office:value-type="float" office:value="0.0204" calcext:value-type="float">
            <text:p>0.0204</text:p>
          </table:table-cell>
          <table:table-cell table:style-name="ce2" office:value-type="string" calcext:value-type="string">
            <text:p>PIK3C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27 Signaling in Lymphocytes</text:p>
          </table:table-cell>
          <table:table-cell table:style-name="ce2" office:value-type="float" office:value="0.441" calcext:value-type="float">
            <text:p>0.441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string" calcext:value-type="string">
            <text:p>CD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iacylglycerol Degradation</text:p>
          </table:table-cell>
          <table:table-cell table:style-name="ce2" office:value-type="float" office:value="0.441" calcext:value-type="float">
            <text:p>0.441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string" calcext:value-type="string">
            <text:p>ABHD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Cytokines in Mediating Communication between Immune Cells</text:p>
          </table:table-cell>
          <table:table-cell table:style-name="ce2" office:value-type="float" office:value="0.435" calcext:value-type="float">
            <text:p>0.435</text:p>
          </table:table-cell>
          <table:table-cell table:style-name="ce2" office:value-type="float" office:value="0.0185" calcext:value-type="float">
            <text:p>0.0185</text:p>
          </table:table-cell>
          <table:table-cell table:style-name="ce2" office:value-type="string" calcext:value-type="string">
            <text:p>IL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folded protein response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0182" calcext:value-type="float">
            <text:p>0.0182</text:p>
          </table:table-cell>
          <table:table-cell table:style-name="ce2" office:value-type="string" calcext:value-type="string">
            <text:p>CEB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CHK Proteins in Cell Cycle Checkpoint Control</text:p>
          </table:table-cell>
          <table:table-cell table:style-name="ce2" office:value-type="float" office:value="0.417" calcext:value-type="float">
            <text:p>0.417</text:p>
          </table:table-cell>
          <table:table-cell table:style-name="ce2" office:value-type="float" office:value="0.0175" calcext:value-type="float">
            <text:p>0.0175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pamine-DARPP32 Feedback in cAMP Signaling</text:p>
          </table:table-cell>
          <table:table-cell table:style-name="ce2" office:value-type="float" office:value="0.395" calcext:value-type="float">
            <text:p>0.395</text:p>
          </table:table-cell>
          <table:table-cell table:style-name="ce2" office:value-type="float" office:value="0.0122" calcext:value-type="float">
            <text:p>0.0122</text:p>
          </table:table-cell>
          <table:table-cell table:style-name="ce2" office:value-type="string" calcext:value-type="string">
            <text:p>PPP1R1B,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uction of Apoptosis by HIV1</text:p>
          </table:table-cell>
          <table:table-cell table:style-name="ce2" office:value-type="float" office:value="0.394" calcext:value-type="float">
            <text:p>0.394</text:p>
          </table:table-cell>
          <table:table-cell table:style-name="ce2" office:value-type="float" office:value="0.0164" calcext:value-type="float">
            <text:p>0.0164</text:p>
          </table:table-cell>
          <table:table-cell table:style-name="ce2" office:value-type="string" calcext:value-type="string">
            <text:p>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tophagy</text:p>
          </table:table-cell>
          <table:table-cell table:style-name="ce2" office:value-type="float" office:value="0.389" calcext:value-type="float">
            <text:p>0.389</text:p>
          </table:table-cell>
          <table:table-cell table:style-name="ce2" office:value-type="float" office:value="0.0161" calcext:value-type="float">
            <text:p>0.0161</text:p>
          </table:table-cell>
          <table:table-cell table:style-name="ce2" office:value-type="string" calcext:value-type="string">
            <text:p>CTS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ght Junction Signaling</text:p>
          </table:table-cell>
          <table:table-cell table:style-name="ce2" office:value-type="float" office:value="0.385" calcext:value-type="float">
            <text:p>0.385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string" calcext:value-type="string">
            <text:p>PPP2R2C,TNFRSF11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tochondrial Dysfunction</text:p>
          </table:table-cell>
          <table:table-cell table:style-name="ce2" office:value-type="float" office:value="0.373" calcext:value-type="float">
            <text:p>0.373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string" calcext:value-type="string">
            <text:p>UCP2,ACO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nt/β-catenin Signaling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0116" calcext:value-type="float">
            <text:p>0.0116</text:p>
          </table:table-cell>
          <table:table-cell table:style-name="ce2" office:value-type="string" calcext:value-type="string">
            <text:p>PPP2R2C,SFRP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totic Roles of Polo-Like Kinase</text:p>
          </table:table-cell>
          <table:table-cell table:style-name="ce2" office:value-type="float" office:value="0.368" calcext:value-type="float">
            <text:p>0.368</text:p>
          </table:table-cell>
          <table:table-cell table:style-name="ce2" office:value-type="float" office:value="0.0152" calcext:value-type="float">
            <text:p>0.0152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K5 Signaling</text:p>
          </table:table-cell>
          <table:table-cell table:style-name="ce2" office:value-type="float" office:value="0.368" calcext:value-type="float">
            <text:p>0.368</text:p>
          </table:table-cell>
          <table:table-cell table:style-name="ce2" office:value-type="float" office:value="0.0152" calcext:value-type="float">
            <text:p>0.0152</text:p>
          </table:table-cell>
          <table:table-cell table:style-name="ce2" office:value-type="string" calcext:value-type="string">
            <text:p>NTRK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hoGDI Signaling</text:p>
          </table:table-cell>
          <table:table-cell table:style-name="ce2" office:value-type="float" office:value="0.356" calcext:value-type="float">
            <text:p>0.356</text:p>
          </table:table-cell>
          <table:table-cell table:style-name="ce2" office:value-type="float" office:value="0.0113" calcext:value-type="float">
            <text:p>0.0113</text:p>
          </table:table-cell>
          <table:table-cell table:style-name="ce2" office:value-type="string" calcext:value-type="string">
            <text:p>GNG13,CDH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0 Signaling</text:p>
          </table:table-cell>
          <table:table-cell table:style-name="ce2" office:value-type="float" office:value="0.354" calcext:value-type="float">
            <text:p>0.354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string" calcext:value-type="string">
            <text:p>IL1RL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R5 Signaling in Macrophages</text:p>
          </table:table-cell>
          <table:table-cell table:style-name="ce2" office:value-type="float" office:value="0.354" calcext:value-type="float">
            <text:p>0.354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modeling of Epithelial Adherens Junctions</text:p>
          </table:table-cell>
          <table:table-cell table:style-name="ce2" office:value-type="float" office:value="0.354" calcext:value-type="float">
            <text:p>0.354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string" calcext:value-type="string">
            <text:p>TUBB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rtoli Cell-Sertoli Cell Junction Signaling</text:p>
          </table:table-cell>
          <table:table-cell table:style-name="ce2" office:value-type="float" office:value="0.353" calcext:value-type="float">
            <text:p>0.353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string" calcext:value-type="string">
            <text:p>TUBB3,SPTA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phrin B Signaling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paran Sulfate Biosynthesis (Late Stages)</text:p>
          </table:table-cell>
          <table:table-cell table:style-name="ce2" office:value-type="float" office:value="0.327" calcext:value-type="float">
            <text:p>0.327</text:p>
          </table:table-cell>
          <table:table-cell table:style-name="ce2" office:value-type="float" office:value="0.0133" calcext:value-type="float">
            <text:p>0.0133</text:p>
          </table:table-cell>
          <table:table-cell table:style-name="ce2" office:value-type="string" calcext:value-type="string">
            <text:p>EXTL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ypoxia Signaling in the Cardiovascular System</text:p>
          </table:table-cell>
          <table:table-cell table:style-name="ce2" office:value-type="float" office:value="0.327" calcext:value-type="float">
            <text:p>0.327</text:p>
          </table:table-cell>
          <table:table-cell table:style-name="ce2" office:value-type="float" office:value="0.0133" calcext:value-type="float">
            <text:p>0.0133</text:p>
          </table:table-cell>
          <table:table-cell table:style-name="ce2" office:value-type="string" calcext:value-type="string">
            <text:p>NQO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ll-like Receptor Signaling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string" calcext:value-type="string">
            <text:p>IL1RL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R Activation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0105" calcext:value-type="float">
            <text:p>0.0105</text:p>
          </table:table-cell>
          <table:table-cell table:style-name="ce2" office:value-type="string" calcext:value-type="string">
            <text:p>CSF2RB,PIK3C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DR/RXR Activation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string" calcext:value-type="string">
            <text:p>IL1RL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yclins and Cell Cycle Regulation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paran Sulfate Biosynthesis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122" calcext:value-type="float">
            <text:p>0.0122</text:p>
          </table:table-cell>
          <table:table-cell table:style-name="ce2" office:value-type="string" calcext:value-type="string">
            <text:p>EXTL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α-Adrenergic Signaling</text:p>
          </table:table-cell>
          <table:table-cell table:style-name="ce2" office:value-type="float" office:value="0.282" calcext:value-type="float">
            <text:p>0.282</text:p>
          </table:table-cell>
          <table:table-cell table:style-name="ce2" office:value-type="float" office:value="0.0115" calcext:value-type="float">
            <text:p>0.0115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PPO signaling</text:p>
          </table:table-cell>
          <table:table-cell table:style-name="ce2" office:value-type="float" office:value="0.282" calcext:value-type="float">
            <text:p>0.282</text:p>
          </table:table-cell>
          <table:table-cell table:style-name="ce2" office:value-type="float" office:value="0.0115" calcext:value-type="float">
            <text:p>0.0115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teoarthritis Pathway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00948" calcext:value-type="float">
            <text:p>0.00948</text:p>
          </table:table-cell>
          <table:table-cell table:style-name="ce2" office:value-type="string" calcext:value-type="string">
            <text:p>IL1RL1,A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-1 Signaling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th Receptor Signaling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0108" calcext:value-type="float">
            <text:p>0.0108</text:p>
          </table:table-cell>
          <table:table-cell table:style-name="ce2" office:value-type="string" calcext:value-type="string">
            <text:p>TNFRSF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munication between Innate and Adaptive Immune Cells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string" calcext:value-type="string">
            <text:p>IGH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 Signaling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2" office:value-type="string" calcext:value-type="string">
            <text:p>PPP2R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olecystokinin/Gastrin-mediated Signaling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0099" calcext:value-type="float">
            <text:p>0.0099</text:p>
          </table:table-cell>
          <table:table-cell table:style-name="ce2" office:value-type="string" calcext:value-type="string">
            <text:p>EPHA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drogen Signaling</text:p>
          </table:table-cell>
          <table:table-cell table:style-name="ce2" office:value-type="float" office:value="0.215" calcext:value-type="float">
            <text:p>0.215</text:p>
          </table:table-cell>
          <table:table-cell table:style-name="ce2" office:value-type="float" office:value="0.00901" calcext:value-type="float">
            <text:p>0.00901</text:p>
          </table:table-cell>
          <table:table-cell table:style-name="ce2" office:value-type="string" calcext:value-type="string">
            <text:p>GNG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ype I Diabetes Mellitus Signaling</text:p>
          </table:table-cell>
          <table:table-cell table:style-name="ce2" office:value-type="float" office:value="0.215" calcext:value-type="float">
            <text:p>0.215</text:p>
          </table:table-cell>
          <table:table-cell table:style-name="ce2" office:value-type="float" office:value="0.00901" calcext:value-type="float">
            <text:p>0.00901</text:p>
          </table:table-cell>
          <table:table-cell table:style-name="ce2" office:value-type="string" calcext:value-type="string">
            <text:p>TNFRSF11B</text:p>
          </table:table-cell>
          <table:table-cell table:number-columns-repeated="1020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3" table:style-name="ta2">
        <office:forms form:automatic-focus="false" form:apply-design-mode="false"/>
        <table:table-column table:style-name="co3" table:default-cell-style-name="ce1"/>
        <table:table-column table:style-name="co1" table:number-columns-repeated="1023" table:default-cell-style-name="Default"/>
        <table:table-row table:style-name="ro1">
          <table:table-cell table:style-name="ce2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genuity Canonical Pathways</text:p>
          </table:table-cell>
          <table:table-cell table:style-name="ce2" office:value-type="string" calcext:value-type="string">
            <text:p><text:s/>-log(p-value)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MP signaling pathway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0.0263" calcext:value-type="float">
            <text:p>0.0263</text:p>
          </table:table-cell>
          <table:table-cell table:style-name="ce2" office:value-type="string" calcext:value-type="string">
            <text:p>SOSTDC1,NO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tric Oxide Signaling in the Cardiovascular System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0177" calcext:value-type="float">
            <text:p>0.0177</text:p>
          </table:table-cell>
          <table:table-cell table:style-name="ce2" office:value-type="string" calcext:value-type="string">
            <text:p>BDKRB2,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ipogenesis pathway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0149" calcext:value-type="float">
            <text:p>0.0149</text:p>
          </table:table-cell>
          <table:table-cell table:style-name="ce2" office:value-type="string" calcext:value-type="string">
            <text:p>PLIN1,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gnenolone Biosynthes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string" calcext:value-type="string">
            <text:p>CYP11A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stidine Degradation VI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0667" calcext:value-type="float">
            <text:p>0.0667</text:p>
          </table:table-cell>
          <table:table-cell table:style-name="ce2" office:value-type="string" calcext:value-type="string">
            <text:p>CYP11A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biquinol-10 Biosynthesis (Eukaryotic)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0526" calcext:value-type="float">
            <text:p>0.0526</text:p>
          </table:table-cell>
          <table:table-cell table:style-name="ce2" office:value-type="string" calcext:value-type="string">
            <text:p>CYP11A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turity Onset Diabetes of Young (MODY) Signaling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0.0476" calcext:value-type="float">
            <text:p>0.0476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agulation System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string" calcext:value-type="string">
            <text:p>BDKRB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tinol Biosynthesis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iacylglycerol Degradation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gulation of Cellular Mechanics by Calpain Protease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0.0175" calcext:value-type="float">
            <text:p>0.0175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modeling of Epithelial Adherens Junctions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ctors Promoting Cardiogenesis in Vertebrates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string" calcext:value-type="string">
            <text:p>NO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GF Signaling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00971" calcext:value-type="float">
            <text:p>0.00971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yotrophic Lateral Sclerosis Signaling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0901" calcext:value-type="float">
            <text:p>0.00901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xillin Signaling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0.00885" calcext:value-type="float">
            <text:p>0.00885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XR/RXR Activation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0.00826" calcext:value-type="float">
            <text:p>0.00826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XR/RXR Activation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0794" calcext:value-type="float">
            <text:p>0.00794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herosclerosis Signaling</text:p>
          </table:table-cell>
          <table:table-cell table:style-name="ce2" office:value-type="float" office:value="0.992" calcext:value-type="float">
            <text:p>0.992</text:p>
          </table:table-cell>
          <table:table-cell table:style-name="ce2" office:value-type="float" office:value="0.00787" calcext:value-type="float">
            <text:p>0.00787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llular Effects of Sildenafil (Viagra)</text:p>
          </table:table-cell>
          <table:table-cell table:style-name="ce2" office:value-type="float" office:value="0.979" calcext:value-type="float">
            <text:p>0.979</text:p>
          </table:table-cell>
          <table:table-cell table:style-name="ce2" office:value-type="float" office:value="0.00763" calcext:value-type="float">
            <text:p>0.00763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MGB1 Signaling</text:p>
          </table:table-cell>
          <table:table-cell table:style-name="ce2" office:value-type="float" office:value="0.973" calcext:value-type="float">
            <text:p>0.973</text:p>
          </table:table-cell>
          <table:table-cell table:style-name="ce2" office:value-type="float" office:value="0.00752" calcext:value-type="float">
            <text:p>0.00752</text:p>
          </table:table-cell>
          <table:table-cell table:style-name="ce2" office:value-type="string" calcext:value-type="string">
            <text:p>IL17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le of Pattern Recognition Receptors in Recognition of Bacteria and Viruses</text:p>
          </table:table-cell>
          <table:table-cell table:style-name="ce2" office:value-type="float" office:value="0.961" calcext:value-type="float">
            <text:p>0.961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string" calcext:value-type="string">
            <text:p>IL17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diac β-adrenergic Signaling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0714" calcext:value-type="float">
            <text:p>0.00714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 Embryonic Stem Cell Pluripotency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0.00699" calcext:value-type="float">
            <text:p>0.00699</text:p>
          </table:table-cell>
          <table:table-cell table:style-name="ce2" office:value-type="string" calcext:value-type="string">
            <text:p>NO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 (1,4,5,6)-Tetrakisphosphate Biosynthesis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00694" calcext:value-type="float">
            <text:p>0.00694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 (3,4,5,6)-tetrakisphosphate Biosynthesis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00694" calcext:value-type="float">
            <text:p>0.00694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pithelial Adherens Junction Signaling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0.00685" calcext:value-type="float">
            <text:p>0.00685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-phosphoinositide Degradation</text:p>
          </table:table-cell>
          <table:table-cell table:style-name="ce2" office:value-type="float" office:value="0.903" calcext:value-type="float">
            <text:p>0.903</text:p>
          </table:table-cell>
          <table:table-cell table:style-name="ce2" office:value-type="float" office:value="0.00633" calcext:value-type="float">
            <text:p>0.00633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patic Cholestasis</text:p>
          </table:table-cell>
          <table:table-cell table:style-name="ce2" office:value-type="float" office:value="0.897" calcext:value-type="float">
            <text:p>0.897</text:p>
          </table:table-cell>
          <table:table-cell table:style-name="ce2" office:value-type="float" office:value="0.00625" calcext:value-type="float">
            <text:p>0.00625</text:p>
          </table:table-cell>
          <table:table-cell table:style-name="ce2" office:value-type="string" calcext:value-type="string">
            <text:p>IL17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-myo-inositol-5-phosphate Metabolism</text:p>
          </table:table-cell>
          <table:table-cell table:style-name="ce2" office:value-type="float" office:value="0.892" calcext:value-type="float">
            <text:p>0.892</text:p>
          </table:table-cell>
          <table:table-cell table:style-name="ce2" office:value-type="float" office:value="0.00617" calcext:value-type="float">
            <text:p>0.00617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pamine-DARPP32 Feedback in cAMP Signaling</text:p>
          </table:table-cell>
          <table:table-cell table:style-name="ce2" office:value-type="float" office:value="0.887" calcext:value-type="float">
            <text:p>0.887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OS Signaling</text:p>
          </table:table-cell>
          <table:table-cell table:style-name="ce2" office:value-type="float" office:value="0.868" calcext:value-type="float">
            <text:p>0.868</text:p>
          </table:table-cell>
          <table:table-cell table:style-name="ce2" office:value-type="float" office:value="0.00581" calcext:value-type="float">
            <text:p>0.00581</text:p>
          </table:table-cell>
          <table:table-cell table:style-name="ce2" office:value-type="string" calcext:value-type="string">
            <text:p>BDKRB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rm Cell-Sertoli Cell Junction Signaling</text:p>
          </table:table-cell>
          <table:table-cell table:style-name="ce2" office:value-type="float" office:value="0.866" calcext:value-type="float">
            <text:p>0.866</text:p>
          </table:table-cell>
          <table:table-cell table:style-name="ce2" office:value-type="float" office:value="0.00578" calcext:value-type="float">
            <text:p>0.00578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rtoli Cell-Sertoli Cell Junction Signaling</text:p>
          </table:table-cell>
          <table:table-cell table:style-name="ce2" office:value-type="float" office:value="0.854" calcext:value-type="float">
            <text:p>0.854</text:p>
          </table:table-cell>
          <table:table-cell table:style-name="ce2" office:value-type="float" office:value="0.00562" calcext:value-type="float">
            <text:p>0.00562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PARα/RXRα Activation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0556" calcext:value-type="float">
            <text:p>0.00556</text:p>
          </table:table-cell>
          <table:table-cell table:style-name="ce2" office:value-type="string" calcext:value-type="string">
            <text:p>L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K Signaling</text:p>
          </table:table-cell>
          <table:table-cell table:style-name="ce2" office:value-type="float" office:value="0.813" calcext:value-type="float">
            <text:p>0.813</text:p>
          </table:table-cell>
          <table:table-cell table:style-name="ce2" office:value-type="float" office:value="0.00508" calcext:value-type="float">
            <text:p>0.00508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-phosphoinositide Biosynthesis</text:p>
          </table:table-cell>
          <table:table-cell table:style-name="ce2" office:value-type="float" office:value="0.807" calcext:value-type="float">
            <text:p>0.807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ukocyte Extravasation Signaling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0.00474" calcext:value-type="float">
            <text:p>0.00474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egrin Signaling</text:p>
          </table:table-cell>
          <table:table-cell table:style-name="ce2" office:value-type="float" office:value="0.771" calcext:value-type="float">
            <text:p>0.771</text:p>
          </table:table-cell>
          <table:table-cell table:style-name="ce2" office:value-type="float" office:value="0.00457" calcext:value-type="float">
            <text:p>0.00457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stemic Lupus Erythematosus Signaling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 office:value-type="string" calcext:value-type="string">
            <text:p>BDKRB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tin Cytoskeleton Signaling</text:p>
          </table:table-cell>
          <table:table-cell table:style-name="ce2" office:value-type="float" office:value="0.757" calcext:value-type="float">
            <text:p>0.757</text:p>
          </table:table-cell>
          <table:table-cell table:style-name="ce2" office:value-type="float" office:value="0.00441" calcext:value-type="float">
            <text:p>0.00441</text:p>
          </table:table-cell>
          <table:table-cell table:style-name="ce2" office:value-type="string" calcext:value-type="string">
            <text:p>ACTN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perpathway of Inositol Phosphate Compounds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00426" calcext:value-type="float">
            <text:p>0.00426</text:p>
          </table:table-cell>
          <table:table-cell table:style-name="ce2" office:value-type="string" calcext:value-type="string">
            <text:p>DUSP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diac Hypertrophy Signaling</text:p>
          </table:table-cell>
          <table:table-cell table:style-name="ce2" office:value-type="float" office:value="0.741" calcext:value-type="float">
            <text:p>0.741</text:p>
          </table:table-cell>
          <table:table-cell table:style-name="ce2" office:value-type="float" office:value="0.00424" calcext:value-type="float">
            <text:p>0.00424</text:p>
          </table:table-cell>
          <table:table-cell table:style-name="ce2" office:value-type="string" calcext:value-type="string">
            <text:p>CACNA1E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4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genuity Canonical Pathways</text:p>
          </table:table-cell>
          <table:table-cell table:style-name="ce1" office:value-type="string" calcext:value-type="string">
            <text:p><text:s/>-log(p-value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xonal Guidance Signaling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0.0133" calcext:value-type="float">
            <text:p>0.0133</text:p>
          </table:table-cell>
          <table:table-cell table:style-name="ce1" office:value-type="string" calcext:value-type="string">
            <text:p>PLXNA3,ADAMTS1,PTCH1,BAIAP2,NOTUM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ticotropin Releasing Hormone Signaling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0.0265" calcext:value-type="float">
            <text:p>0.0265</text:p>
          </table:table-cell>
          <table:table-cell table:style-name="ce1" office:value-type="string" calcext:value-type="string">
            <text:p>ADCY5,PTCH1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ic Hedgehog Signaling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0.0667" calcext:value-type="float">
            <text:p>0.0667</text:p>
          </table:table-cell>
          <table:table-cell table:style-name="ce1" office:value-type="string" calcext:value-type="string">
            <text:p>PTCH1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6 Signaling Pathway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0224" calcext:value-type="float">
            <text:p>0.0224</text:p>
          </table:table-cell>
          <table:table-cell table:style-name="ce1" office:value-type="string" calcext:value-type="string">
            <text:p>COL16A1,COL27A1,COL7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tic Fibrosis / Hepatic Stellate Cell Activation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string" calcext:value-type="string">
            <text:p>COL16A1,COL27A1,COL7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sal Cell Carcinoma Signaling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.0278" calcext:value-type="float">
            <text:p>0.0278</text:p>
          </table:table-cell>
          <table:table-cell table:style-name="ce1" office:value-type="string" calcext:value-type="string">
            <text:p>PTCH1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Integration of Enteroendocrine Signaling Exemplified by an L Cell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0.0274" calcext:value-type="float">
            <text:p>0.0274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ptin Signaling in Obesity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Nutrient Sensing in Enteroendocrine Cells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hingosine-1-phosphate Signaling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lular Effects of Sildenafil (Viagra)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2Y Purigenic Receptor Signaling Pathway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0.0149" calcext:value-type="float">
            <text:p>0.0149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ecular Mechanisms of Cancer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0.00761" calcext:value-type="float">
            <text:p>0.00761</text:p>
          </table:table-cell>
          <table:table-cell table:style-name="ce1" office:value-type="string" calcext:value-type="string">
            <text:p>ADCY5,PTCH1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pamine-DARPP32 Feedback in cAMP Signaling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0122" calcext:value-type="float">
            <text:p>0.0122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in Kinase A Signaling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0075" calcext:value-type="float">
            <text:p>0.0075</text:p>
          </table:table-cell>
          <table:table-cell table:style-name="ce1" office:value-type="string" calcext:value-type="string">
            <text:p>ADCY5,PTCH1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dc42 Signaling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string" calcext:value-type="string">
            <text:p>BAIAP2,EXOC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dosterone Signaling in Epithelial Cells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0119" calcext:value-type="float">
            <text:p>0.0119</text:p>
          </table:table-cell>
          <table:table-cell table:style-name="ce1" office:value-type="string" calcext:value-type="string">
            <text:p>HSPA12B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ulocyte Adhesion and Diapedesis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0112" calcext:value-type="float">
            <text:p>0.0112</text:p>
          </table:table-cell>
          <table:table-cell table:style-name="ce1" office:value-type="string" calcext:value-type="string">
            <text:p>CLDN11,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PARα/RXRα Activation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B Signaling in Neurons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olysis I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string" calcext:value-type="string">
            <text:p>ENO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coneogenesis I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string" calcext:value-type="string">
            <text:p>ENO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dothelin-1 Signaling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.0105" calcext:value-type="float">
            <text:p>0.0105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granulocyte Adhesion and Diapedesis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0105" calcext:value-type="float">
            <text:p>0.0105</text:p>
          </table:table-cell>
          <table:table-cell table:style-name="ce1" office:value-type="string" calcext:value-type="string">
            <text:p>CLDN11,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NFAT in Cardiac Hypertrophy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0104" calcext:value-type="float">
            <text:p>0.0104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p Junction Signaling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0.0103" calcext:value-type="float">
            <text:p>0.0103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rombin Signaling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0.0098" calcext:value-type="float">
            <text:p>0.0098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ukocyte Extravasation Signaling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00948" calcext:value-type="float">
            <text:p>0.00948</text:p>
          </table:table-cell>
          <table:table-cell table:style-name="ce1" office:value-type="string" calcext:value-type="string">
            <text:p>CLDN11,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steoarthritis Pathway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00948" calcext:value-type="float">
            <text:p>0.00948</text:p>
          </table:table-cell>
          <table:table-cell table:style-name="ce1" office:value-type="string" calcext:value-type="string">
            <text:p>PTCH1,GLI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hibition of Matrix Metalloproteases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0256" calcext:value-type="float">
            <text:p>0.0256</text:p>
          </table:table-cell>
          <table:table-cell table:style-name="ce1" office:value-type="string" calcext:value-type="string">
            <text:p>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ac Hypertrophy Signaling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00847" calcext:value-type="float">
            <text:p>0.00847</text:p>
          </table:table-cell>
          <table:table-cell table:style-name="ce1" office:value-type="string" calcext:value-type="string">
            <text:p>ADCY5,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rotonin Receptor Signaling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ectal Cancer Metastasis Signaling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00806" calcext:value-type="float">
            <text:p>0.00806</text:p>
          </table:table-cell>
          <table:table-cell table:style-name="ce1" office:value-type="string" calcext:value-type="string">
            <text:p>ADCY5,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cylglycerol Degradation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tin Nucleation by ARP-WASP Compl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9" calcext:value-type="float">
            <text:p>0.0179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spholipases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0161" calcext:value-type="float">
            <text:p>0.0161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t/Ca+ pathway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0159" calcext:value-type="float">
            <text:p>0.0159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modeling of Epithelial Adherens Junctions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0145" calcext:value-type="float">
            <text:p>0.0145</text:p>
          </table:table-cell>
          <table:table-cell table:style-name="ce1" office:value-type="string" calcext:value-type="string">
            <text:p>EXOC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A Receptor Signaling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0145" calcext:value-type="float">
            <text:p>0.0145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atonin Signaling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0139" calcext:value-type="float">
            <text:p>0.0139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ran Sulfate Biosynthesis (Late Stages)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0133" calcext:value-type="float">
            <text:p>0.0133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otrophin/TRK Signaling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SPRY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pamine Receptor Signaling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DR/RXR Activation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0128" calcext:value-type="float">
            <text:p>0.0128</text:p>
          </table:table-cell>
          <table:table-cell table:style-name="ce1" office:value-type="string" calcext:value-type="string">
            <text:p>IGFBP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ran Sulfate Biosynthesis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0122" calcext:value-type="float">
            <text:p>0.0122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α-Adrenergic Signaling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0115" calcext:value-type="float">
            <text:p>0.0115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ladder Cancer Signaling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0114" calcext:value-type="float">
            <text:p>0.0114</text:p>
          </table:table-cell>
          <table:table-cell table:style-name="ce1" office:value-type="string" calcext:value-type="string">
            <text:p>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gulation of Actin-based Motility by Rho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-1 Signaling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0109" calcext:value-type="float">
            <text:p>0.0109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anocyte Development and Pigmentation Signaling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DK5 Signaling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0101" calcext:value-type="float">
            <text:p>0.0101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VA-Induced MAPK Signaling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00943" calcext:value-type="float">
            <text:p>0.00943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F-1 Signaling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00943" calcext:value-type="float">
            <text:p>0.00943</text:p>
          </table:table-cell>
          <table:table-cell table:style-name="ce1" office:value-type="string" calcext:value-type="string">
            <text:p>IGFBP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ioxidant Action of Vitamin C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00926" calcext:value-type="float">
            <text:p>0.00926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αs Signaling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00909" calcext:value-type="float">
            <text:p>0.00909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opathic Pain Signaling In Dorsal Horn Neurons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c Signaling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00855" calcext:value-type="float">
            <text:p>0.00855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F1α Signaling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00847" calcext:value-type="float">
            <text:p>0.00847</text:p>
          </table:table-cell>
          <table:table-cell table:style-name="ce1" office:value-type="string" calcext:value-type="string">
            <text:p>MMP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αi Signaling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00833" calcext:value-type="float">
            <text:p>0.00833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aptic Long Term Potentiation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in-Angiotensin Signaling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hoA Signaling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00806" calcext:value-type="float">
            <text:p>0.00806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rm Motility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00787" calcext:value-type="float">
            <text:p>0.00787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tion Pathway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00787" calcext:value-type="float">
            <text:p>0.00787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trogen Receptor Signaling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781" calcext:value-type="float">
            <text:p>0.00781</text:p>
          </table:table-cell>
          <table:table-cell table:style-name="ce1" office:value-type="string" calcext:value-type="string">
            <text:p>NR0B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3K Signaling in B Lymphocytes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00769" calcext:value-type="float">
            <text:p>0.00769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agosome Formation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00769" calcext:value-type="float">
            <text:p>0.00769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-3-3-mediated Signaling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00763" calcext:value-type="float">
            <text:p>0.00763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70S6K Signaling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00758" calcext:value-type="float">
            <text:p>0.00758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ac β-adrenergic Signaling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00714" calcext:value-type="float">
            <text:p>0.00714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RH Signaling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00694" calcext:value-type="float">
            <text:p>0.00694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pithelial Adherens Junction Signaling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00685" calcext:value-type="float">
            <text:p>0.00685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aptic Long Term Depression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00676" calcext:value-type="float">
            <text:p>0.00676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laxin Signaling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00637" calcext:value-type="float">
            <text:p>0.00637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tic Cholestasis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00625" calcext:value-type="float">
            <text:p>0.00625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ioblastoma Multiforme Signaling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0617" calcext:value-type="float">
            <text:p>0.00617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XCR4 Signaling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00606" calcext:value-type="float">
            <text:p>0.00606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ght Junction Signaling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00599" calcext:value-type="float">
            <text:p>0.00599</text:p>
          </table:table-cell>
          <table:table-cell table:style-name="ce1" office:value-type="string" calcext:value-type="string">
            <text:p>CLDN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OS Signaling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00581" calcext:value-type="float">
            <text:p>0.00581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t/β-catenin Signaling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00581" calcext:value-type="float">
            <text:p>0.00581</text:p>
          </table:table-cell>
          <table:table-cell table:style-name="ce1" office:value-type="string" calcext:value-type="string">
            <text:p>TLE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rtoli Cell-Sertoli Cell Junction Signaling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00562" calcext:value-type="float">
            <text:p>0.00562</text:p>
          </table:table-cell>
          <table:table-cell table:style-name="ce1" office:value-type="string" calcext:value-type="string">
            <text:p>CLDN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R Activation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00526" calcext:value-type="float">
            <text:p>0.00526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dritic Cell Maturation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00518" calcext:value-type="float">
            <text:p>0.00518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east Cancer Regulation by Stathmin1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00488" calcext:value-type="float">
            <text:p>0.00488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tin Cytoskeleton Signaling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00441" calcext:value-type="float">
            <text:p>0.00441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P-mediated signaling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00441" calcext:value-type="float">
            <text:p>0.00441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spholipase C Signaling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00415" calcext:value-type="float">
            <text:p>0.00415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gnaling by Rho Family GTPases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00397" calcext:value-type="float">
            <text:p>0.00397</text:p>
          </table:table-cell>
          <table:table-cell table:style-name="ce1" office:value-type="string" calcext:value-type="string">
            <text:p>BAIA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in Ubiquitination Pathway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00377" calcext:value-type="float">
            <text:p>0.00377</text:p>
          </table:table-cell>
          <table:table-cell table:style-name="ce1" office:value-type="string" calcext:value-type="string">
            <text:p>HSPA1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-Protein Coupled Receptor Signaling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00362" calcext:value-type="float">
            <text:p>0.00362</text:p>
          </table:table-cell>
          <table:table-cell table:style-name="ce1" office:value-type="string" calcext:value-type="string">
            <text:p>ADCY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Macrophages, Fibroblasts and Endothelial Cells in Rheumatoid Arthritis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00321" calcext:value-type="float">
            <text:p>0.00321</text:p>
          </table:table-cell>
          <table:table-cell table:style-name="ce1" office:value-type="string" calcext:value-type="string">
            <text:p>NOTUM</text:p>
          </table:table-cell>
          <table:table-cell table:number-columns-repeated="1020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5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genuity Canonical Pathways</text:p>
          </table:table-cell>
          <table:table-cell table:style-name="ce1" office:value-type="string" calcext:value-type="string">
            <text:p><text:s/>-log(p-value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urity Onset Diabetes of Young (MODY) Signaling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0.0952" calcext:value-type="float">
            <text:p>0.0952</text:p>
          </table:table-cell>
          <table:table-cell table:style-name="ce1" office:value-type="string" calcext:value-type="string">
            <text:p>FABP2,ALDO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R/RXR Activation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XR/RXR Activation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0.0159" calcext:value-type="float">
            <text:p>0.0159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herosclerosis Signaling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0.0157" calcext:value-type="float">
            <text:p>0.0157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-12 Signaling and Production in Macrophages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crose Degradation V (Mammalian)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string" calcext:value-type="string">
            <text:p>ALDO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duction of Nitric Oxide and Reactive Oxygen Species in Macrophages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0.0103" calcext:value-type="float">
            <text:p>0.0103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athrin-mediated Endocytosis Signaling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0.0101" calcext:value-type="float">
            <text:p>0.0101</text:p>
          </table:table-cell>
          <table:table-cell table:style-name="ce1" office:value-type="string" calcext:value-type="string">
            <text:p>APOA1,APO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olysis I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string" calcext:value-type="string">
            <text:p>ALDO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coneogenesis I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string" calcext:value-type="string">
            <text:p>ALDO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Integration of Enteroendocrine Signaling Exemplified by an L Cell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office:value-type="string" calcext:value-type="string">
            <text:p>GI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DR/RXR Activation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.0128" calcext:value-type="float">
            <text:p>0.0128</text:p>
          </table:table-cell>
          <table:table-cell table:style-name="ce1" office:value-type="string" calcext:value-type="string">
            <text:p>S100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Nutrient Sensing in Enteroendocrine Cells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string" calcext:value-type="string">
            <text:p>GI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oprotective Role of THOP1 in Alzheimer's Disease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0084" calcext:value-type="float">
            <text:p>0.0084</text:p>
          </table:table-cell>
          <table:table-cell table:style-name="ce1" office:value-type="string" calcext:value-type="string">
            <text:p>TMPRSS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ute Phase Response Signaling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00588" calcext:value-type="float">
            <text:p>0.00588</text:p>
          </table:table-cell>
          <table:table-cell table:style-name="ce1" office:value-type="string" calcext:value-type="string">
            <text:p>APO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PARα/RXRα Activation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00556" calcext:value-type="float">
            <text:p>0.00556</text:p>
          </table:table-cell>
          <table:table-cell table:style-name="ce1" office:value-type="string" calcext:value-type="string">
            <text:p>APO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PS/IL-1 Mediated Inhibition of RXR Function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string" calcext:value-type="string">
            <text:p>FAB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oinflammation Signaling Pathway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00322" calcext:value-type="float">
            <text:p>0.00322</text:p>
          </table:table-cell>
          <table:table-cell table:style-name="ce1" office:value-type="string" calcext:value-type="string">
            <text:p>S100G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6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genuity Canonical Pathways</text:p>
          </table:table-cell>
          <table:table-cell table:style-name="ce1" office:value-type="string" calcext:value-type="string">
            <text:p><text:s/>-log(p-value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ath Receptor Signaling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0215" calcext:value-type="float">
            <text:p>0.0215</text:p>
          </table:table-cell>
          <table:table-cell table:style-name="ce1" office:value-type="string" calcext:value-type="string">
            <text:p>GAS2,PARP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VA-Induced MAPK Signaling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1" office:value-type="string" calcext:value-type="string">
            <text:p>PARP6,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Tissue Factor in Cancer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0.0163" calcext:value-type="float">
            <text:p>0.0163</text:p>
          </table:table-cell>
          <table:table-cell table:style-name="ce1" office:value-type="string" calcext:value-type="string">
            <text:p>RPS6KA6,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lement System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string" calcext:value-type="string">
            <text:p>MASP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IL-17F in Allergic Inflammatory Airway Diseases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222" calcext:value-type="float">
            <text:p>0.0222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tinoic acid Mediated Apoptosis Signaling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0161" calcext:value-type="float">
            <text:p>0.0161</text:p>
          </table:table-cell>
          <table:table-cell table:style-name="ce1" office:value-type="string" calcext:value-type="string">
            <text:p>PARP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NTF Signaling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0159" calcext:value-type="float">
            <text:p>0.0159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K5 Signaling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0152" calcext:value-type="float">
            <text:p>0.0152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phrin B Signaling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Integration of Enteroendocrine Signaling Exemplified by an L Cell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owth Hormone Signaling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0118" calcext:value-type="float">
            <text:p>0.0118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T3 Signaling in Hematopoietic Progenitor Cells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CR-Mediated Nutrient Sensing in Enteroendocrine Cells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 Beta Gamma Signaling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0114" calcext:value-type="float">
            <text:p>0.0114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poptosis Signaling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GAS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-1 Signaling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0109" calcext:value-type="float">
            <text:p>0.0109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anocyte Development and Pigmentation Signaling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ogen Signaling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00901" calcext:value-type="float">
            <text:p>0.00901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38 MAPK Signaling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00833" calcext:value-type="float">
            <text:p>0.00833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GF Signaling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00826" calcext:value-type="float">
            <text:p>0.00826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aptic Long Term Potentiation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6 Signaling Pathway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00746" calcext:value-type="float">
            <text:p>0.00746</text:p>
          </table:table-cell>
          <table:table-cell table:style-name="ce1" office:value-type="string" calcext:value-type="string">
            <text:p>COL22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RH Signaling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00694" calcext:value-type="float">
            <text:p>0.00694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aptic Long Term Depression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00676" calcext:value-type="float">
            <text:p>0.00676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laxin Signaling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00637" calcext:value-type="float">
            <text:p>0.00637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αq Signaling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00621" calcext:value-type="float">
            <text:p>0.00621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XCR4 Signaling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00606" calcext:value-type="float">
            <text:p>0.00606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c Kinase Signaling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00588" calcext:value-type="float">
            <text:p>0.00588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phrin Receptor Signaling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00571" calcext:value-type="float">
            <text:p>0.00571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hoGDI Signaling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00565" calcext:value-type="float">
            <text:p>0.00565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PARα/RXRα Activation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00556" calcext:value-type="float">
            <text:p>0.00556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cium Signaling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00556" calcext:value-type="float">
            <text:p>0.00556</text:p>
          </table:table-cell>
          <table:table-cell table:style-name="ce1" office:value-type="string" calcext:value-type="string">
            <text:p>TNNT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 of NFAT in Regulation of the Immune Response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00538" calcext:value-type="float">
            <text:p>0.00538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B Signaling in Neurons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00538" calcext:value-type="float">
            <text:p>0.00538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patic Fibrosis / Hepatic Stellate Cell Activation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00535" calcext:value-type="float">
            <text:p>0.00535</text:p>
          </table:table-cell>
          <table:table-cell table:style-name="ce1" office:value-type="string" calcext:value-type="string">
            <text:p>COL22A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dothelin-1 Signaling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00526" calcext:value-type="float">
            <text:p>0.00526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TOR Signaling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00498" calcext:value-type="float">
            <text:p>0.00498</text:p>
          </table:table-cell>
          <table:table-cell table:style-name="ce1" office:value-type="string" calcext:value-type="string">
            <text:p>RPS6KA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rombin Signaling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stemic Lupus Erythematosus Signaling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00444" calcext:value-type="float">
            <text:p>0.00444</text:p>
          </table:table-cell>
          <table:table-cell table:style-name="ce1" office:value-type="string" calcext:value-type="string">
            <text:p>SNRNP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ac Hypertrophy Signaling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00424" calcext:value-type="float">
            <text:p>0.00424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ington's Disease Signaling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gnaling by Rho Family GTPases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00397" calcext:value-type="float">
            <text:p>0.00397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-Protein Coupled Receptor Signaling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00362" calcext:value-type="float">
            <text:p>0.00362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ecular Mechanisms of Cancer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00254" calcext:value-type="float">
            <text:p>0.00254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xonal Guidance Signaling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00221" calcext:value-type="float">
            <text:p>0.00221</text:p>
          </table:table-cell>
          <table:table-cell table:style-name="ce1" office:value-type="string" calcext:value-type="string">
            <text:p>GNA14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7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© 2000-2017 QIAGEN. All rights reserv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genuity Canonical Pathways</text:p>
          </table:table-cell>
          <table:table-cell table:style-name="ce1" office:value-type="string" calcext:value-type="string">
            <text:p><text:s/>-log(p-value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olec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tch Signaling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0.0263" calcext:value-type="float">
            <text:p>0.0263</text:p>
          </table:table-cell>
          <table:table-cell table:style-name="ce1" office:value-type="string" calcext:value-type="string">
            <text:p>DTX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ramide Signaling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αi Signaling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00833" calcext:value-type="float">
            <text:p>0.00833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hoA Signaling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00806" calcext:value-type="float">
            <text:p>0.00806</text:p>
          </table:table-cell>
          <table:table-cell table:style-name="ce1" office:value-type="string" calcext:value-type="string">
            <text:p>LPA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hingosine-1-phosphate Signaling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tion Pathway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00787" calcext:value-type="float">
            <text:p>0.00787</text:p>
          </table:table-cell>
          <table:table-cell table:style-name="ce1" office:value-type="string" calcext:value-type="string">
            <text:p>ASI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agosome Formation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00769" calcext:value-type="float">
            <text:p>0.00769</text:p>
          </table:table-cell>
          <table:table-cell table:style-name="ce1" office:value-type="string" calcext:value-type="string">
            <text:p>FCAM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α12/13 Signaling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00741" calcext:value-type="float">
            <text:p>0.00741</text:p>
          </table:table-cell>
          <table:table-cell table:style-name="ce1" office:value-type="string" calcext:value-type="string">
            <text:p>LPA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sulin Receptor Signaling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00709" calcext:value-type="float">
            <text:p>0.00709</text:p>
          </table:table-cell>
          <table:table-cell table:style-name="ce1" office:value-type="string" calcext:value-type="string">
            <text:p>ASI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man Embryonic Stem Cell Pluripotency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00699" calcext:value-type="float">
            <text:p>0.00699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dosterone Signaling in Epithelial Cells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00595" calcext:value-type="float">
            <text:p>0.00595</text:p>
          </table:table-cell>
          <table:table-cell table:style-name="ce1" office:value-type="string" calcext:value-type="string">
            <text:p>ASIC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ute Phase Response Signaling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0588" calcext:value-type="float">
            <text:p>0.00588</text:p>
          </table:table-cell>
          <table:table-cell table:style-name="ce1" office:value-type="string" calcext:value-type="string">
            <text:p>C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OS Signaling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0581" calcext:value-type="float">
            <text:p>0.00581</text:p>
          </table:table-cell>
          <table:table-cell table:style-name="ce1" office:value-type="string" calcext:value-type="string">
            <text:p>LPA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steoarthritis Pathway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00474" calcext:value-type="float">
            <text:p>0.00474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P-mediated signaling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00441" calcext:value-type="float">
            <text:p>0.00441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-Protein Coupled Receptor Signaling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00362" calcext:value-type="float">
            <text:p>0.00362</text:p>
          </table:table-cell>
          <table:table-cell table:style-name="ce1" office:value-type="string" calcext:value-type="string">
            <text:p>S1PR3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5:25:34.642217919</dc:date>
    <dc:creator>Wei Liu</dc:creator>
    <meta:editing-duration>PT4M22S</meta:editing-duration>
    <meta:editing-cycles>1</meta:editing-cycles>
    <meta:document-statistic meta:table-count="7" meta:cell-count="2431" meta:object-count="0"/>
    <meta:generator>LibreOffice/5.1.6.2$Linux_X86_64 LibreOffice_project/10m0$Build-2</meta:generator>
  </office:meta>
</office:document-meta>
</file>